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xygen" svg:font-family="Oxygen,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margin-top="0in" fo:margin-bottom="0in" loext:contextual-spacing="false" fo:line-height="100%" fo:text-align="center" style:justify-single-word="false" fo:text-indent="0in" style:auto-text-indent="false"/>
      <style:text-properties fo:color="#337ab7" style:font-name="Oxygen" fo:font-size="18.75pt" fo:font-weight="bold" fo:background-color="#eeeeee" loext:padding="0in" loext:border="none"/>
    </style:style>
    <style:style style:name="P2" style:family="paragraph" style:parent-style-name="Heading_20_1">
      <style:paragraph-properties fo:margin-left="0in" fo:margin-right="0in" fo:margin-top="0in" fo:margin-bottom="0in" loext:contextual-spacing="false" fo:line-height="100%" fo:text-align="center" style:justify-single-word="false" fo:text-indent="0in" style:auto-text-indent="false"/>
      <style:text-properties fo:color="#8f9d6a" style:font-name="Oxygen" fo:font-size="18.75pt" fo:font-weight="bold" loext:padding="0in" loext:border="none"/>
    </style:style>
    <style:style style:name="P3" style:family="paragraph" style:parent-style-name="Heading_20_2">
      <style:paragraph-properties fo:margin-left="0in" fo:margin-right="0in" fo:margin-top="0in" fo:margin-bottom="0in" loext:contextual-spacing="false" fo:line-height="100%" fo:text-align="center" style:justify-single-word="false" fo:text-indent="0in" style:auto-text-indent="false"/>
      <style:text-properties fo:color="#000000" style:font-name="Oxygen" fo:font-size="15.75pt" fo:font-weight="bold" loext:padding="0in" loext:border="none"/>
    </style:style>
    <style:style style:name="P4" style:family="paragraph" style:parent-style-name="Heading_20_2">
      <style:paragraph-properties fo:margin-left="0in" fo:margin-right="0in" fo:margin-top="0in" fo:margin-bottom="0in" loext:contextual-spacing="false" fo:line-height="100%" fo:text-align="center" style:justify-single-word="false" fo:text-indent="0in" style:auto-text-indent="false"/>
      <style:text-properties fo:color="#000000" loext:padding="0in" loext:border="none"/>
    </style:style>
    <style:style style:name="P5" style:family="paragraph" style:parent-style-name="Horizontal_20_Line">
      <style:paragraph-properties fo:margin-top="0in" fo:margin-bottom="0.3126in" loext:contextual-spacing="false"/>
    </style:style>
    <style:style style:name="P6"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333333" style:font-name="monospace" fo:background-color="transparent" loext:padding="0in" loext:border="none"/>
    </style:style>
    <style:style style:name="P7"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408080" style:font-name="monospace" fo:font-style="italic" fo:background-color="transparent" loext:padding="0in" loext:border="none"/>
    </style:style>
    <style:style style:name="P8" style:family="paragraph" style:parent-style-name="Preformatted_20_Text">
      <loext:graphic-properties draw:fill="solid" draw:fill-color="#000000" draw:opacity="100%"/>
      <style:paragraph-properties fo:margin-top="0in" fo:margin-bottom="0.1965in" loext:contextual-spacing="false" fo:background-color="#000000" fo:padding="0in" fo:border="none"/>
      <style:text-properties fo:color="#ffffff" loext:padding="0in" loext:border="none"/>
    </style:style>
    <style:style style:name="P9" style:family="paragraph" style:parent-style-name="Preformatted_20_Text">
      <loext:graphic-properties draw:fill="solid" draw:fill-color="#000000" draw:opacity="100%"/>
      <style:paragraph-properties fo:background-color="#000000" fo:padding="0in" fo:border="none"/>
      <style:text-properties fo:color="#ffffff" loext:padding="0in" loext:border="none"/>
    </style:style>
    <style:style style:name="P10" style:family="paragraph" style:parent-style-name="Preformatted_20_Text">
      <loext:graphic-properties draw:fill="solid" draw:fill-color="#000000" draw:opacity="100%"/>
      <style:paragraph-properties fo:background-color="#000000" fo:padding="0in" fo:border="none"/>
    </style:style>
    <style:style style:name="P11"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style:font-name="monospace" fo:background-color="transparent" loext:padding="0in" loext:border="none"/>
    </style:style>
    <style:style style:name="P12"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fo:background-color="transparent" loext:padding="0in" loext:border="none"/>
    </style:style>
    <style:style style:name="P13" style:family="paragraph" style:parent-style-name="Preformatted_20_Text">
      <loext:graphic-properties draw:fill="none" draw:fill-color="#ffffff"/>
      <style:paragraph-properties fo:margin-top="0in" fo:margin-bottom="0in" loext:contextual-spacing="false" fo:background-color="transparent" fo:padding="0in" fo:border="none"/>
    </style:style>
    <style:style style:name="P14"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408080" style:font-name="monospace" fo:font-style="italic" fo:background-color="transparent" loext:padding="0in" loext:border="none"/>
    </style:style>
    <style:style style:name="P15" style:family="paragraph" style:parent-style-name="Text_20_body">
      <style:paragraph-properties fo:text-align="center" style:justify-single-word="false"/>
      <style:text-properties fo:color="#ffffff" fo:background-color="#337ab7" loext:padding="0in" loext:border="none"/>
    </style:style>
    <style:style style:name="P16" style:family="paragraph" style:parent-style-name="Text_20_body">
      <style:paragraph-properties fo:text-align="center" style:justify-single-word="false"/>
      <style:text-properties fo:color="#000000" fo:background-color="#dff0d8" loext:padding="0in" loext:border="none"/>
    </style:style>
    <style:style style:name="P17" style:family="paragraph" style:parent-style-name="Text_20_body">
      <style:paragraph-properties fo:text-align="center" style:justify-single-word="false"/>
      <style:text-properties fo:color="#000000" fo:background-color="#d9edf7" loext:padding="0in" loext:border="none"/>
    </style:style>
    <style:style style:name="P18" style:family="paragraph" style:parent-style-name="Text_20_body">
      <style:paragraph-properties fo:text-align="center" style:justify-single-word="false"/>
      <style:text-properties fo:color="#000000" fo:background-color="#f2dede" loext:padding="0in" loext:border="none"/>
    </style:style>
    <style:style style:name="P19" style:family="paragraph" style:parent-style-name="Text_20_body">
      <style:paragraph-properties fo:text-align="center" style:justify-single-word="false"/>
    </style:style>
    <style:style style:name="P20" style:family="paragraph" style:parent-style-name="Text_20_body">
      <style:paragraph-properties fo:margin-top="0in" fo:margin-bottom="0in" loext:contextual-spacing="false" fo:text-align="center" style:justify-single-word="false"/>
      <style:text-properties fo:color="#000000" fo:background-color="#dff0d8" loext:padding="0in" loext:border="none"/>
    </style:style>
    <style:style style:name="P21" style:family="paragraph" style:parent-style-name="Text_20_body">
      <style:paragraph-properties fo:margin-top="0in" fo:margin-bottom="0in" loext:contextual-spacing="false" fo:text-align="center" style:justify-single-word="false"/>
      <style:text-properties fo:color="#000000" fo:background-color="#d9edf7" loext:padding="0in" loext:border="none"/>
    </style:style>
    <style:style style:name="P22" style:family="paragraph" style:parent-style-name="Text_20_body">
      <style:paragraph-properties fo:margin-top="0in" fo:margin-bottom="0in" loext:contextual-spacing="false" fo:text-align="center" style:justify-single-word="false"/>
      <style:text-properties fo:color="#000000" fo:background-color="#f2dede" loext:padding="0in" loext:border="none"/>
    </style:style>
    <style:style style:name="P23" style:family="paragraph" style:parent-style-name="Text_20_body">
      <style:paragraph-properties fo:margin-left="0in" fo:margin-right="0in" fo:text-indent="0in" style:auto-text-indent="false"/>
    </style:style>
    <style:style style:name="P24" style:family="paragraph" style:parent-style-name="Text_20_body">
      <style:paragraph-properties fo:margin-left="0in" fo:margin-right="0in" fo:text-align="end" style:justify-single-word="false" fo:text-indent="0in" style:auto-text-indent="false"/>
      <style:text-properties fo:color="#303f9f" style:font-name="monospace" loext:padding-left="0in" loext:padding-right="0in" loext:padding-top="0.0193in" loext:padding-bottom="0in" loext:border-left="none" loext:border-right="none" loext:border-top="0.06pt solid #000000" loext:border-bottom="none"/>
    </style:style>
    <style:style style:name="P25" style:family="paragraph" style:parent-style-name="Text_20_body">
      <style:paragraph-properties fo:margin-left="0in" fo:margin-right="0in" fo:margin-top="0in" fo:margin-bottom="0in" loext:contextual-spacing="false" fo:text-align="start" style:justify-single-word="false" fo:text-indent="0in" style:auto-text-indent="false"/>
    </style:style>
    <style:style style:name="P26"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27"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loext:padding="0in" loext:border="none"/>
    </style:style>
    <style:style style:name="P28"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text-properties fo:color="#ffffff" fo:background-color="#777777" loext:padding="0in" loext:border="none"/>
    </style:style>
    <style:style style:name="P29" style:family="paragraph" style:parent-style-name="Text_20_body" style:list-style-name="L1">
      <style:paragraph-properties fo:margin-top="0in" fo:margin-bottom="0.0937in" loext:contextual-spacing="false"/>
      <style:text-properties fo:color="#000000" loext:padding="0in" loext:border="none"/>
    </style:style>
    <style:style style:name="P30" style:family="paragraph" style:parent-style-name="Text_20_body" style:list-style-name="L4">
      <style:paragraph-properties fo:margin-top="0in" fo:margin-bottom="0.0937in" loext:contextual-spacing="false"/>
      <style:text-properties fo:color="#000000" loext:padding="0in" loext:border="none"/>
    </style:style>
    <style:style style:name="P31" style:family="paragraph" style:parent-style-name="Text_20_body" style:list-style-name="L6">
      <style:paragraph-properties fo:margin-top="0in" fo:margin-bottom="0.0937in" loext:contextual-spacing="false"/>
      <style:text-properties fo:color="#000000" loext:padding="0in" loext:border="none"/>
    </style:style>
    <style:style style:name="P32" style:family="paragraph" style:parent-style-name="Text_20_body" style:list-style-name="L2">
      <style:paragraph-properties fo:margin-top="0in" fo:margin-bottom="0.0937in" loext:contextual-spacing="false"/>
    </style:style>
    <style:style style:name="P33" style:family="paragraph" style:parent-style-name="Text_20_body" style:list-style-name="L3">
      <style:paragraph-properties fo:margin-top="0in" fo:margin-bottom="0.0937in" loext:contextual-spacing="false"/>
    </style:style>
    <style:style style:name="P34" style:family="paragraph" style:parent-style-name="Text_20_body" style:list-style-name="L5">
      <style:paragraph-properties fo:margin-top="0in" fo:margin-bottom="0.0937in" loext:contextual-spacing="false"/>
    </style:style>
    <style:style style:name="T1" style:family="text">
      <style:text-properties fo:color="#337ab7"/>
    </style:style>
    <style:style style:name="T2" style:family="text">
      <style:text-properties fo:color="#337ab7" style:font-name="Oxygen" style:text-underline-style="solid" style:text-underline-width="auto" style:text-underline-color="font-color" fo:font-weight="normal" fo:background-color="transparent" loext:char-shading-value="0" loext:padding="0in" loext:border="none"/>
    </style:style>
    <style:style style:name="T3" style:family="text">
      <style:text-properties fo:font-weight="bold"/>
    </style:style>
    <style:style style:name="T4" style:family="text">
      <style:text-properties style:font-name="Oxygen" fo:font-size="9pt" fo:font-weight="bold"/>
    </style:style>
    <style:style style:name="T5" style:family="text">
      <style:text-properties style:font-name="Oxygen" fo:font-size="15.75pt" fo:font-weight="bold"/>
    </style:style>
    <style:style style:name="T6" style:family="text">
      <style:text-properties fo:color="#000000" style:font-name="Oxygen" fo:font-weight="normal" loext:padding="0in" loext:border="none"/>
    </style:style>
    <style:style style:name="T7" style:family="text">
      <style:text-properties fo:color="#000000" style:font-name="Oxygen" fo:font-weight="bold" loext:padding="0in" loext:border="none"/>
    </style:style>
    <style:style style:name="T8" style:family="text">
      <style:text-properties fo:color="#000000" fo:font-weight="bold" loext:padding="0in" loext:border="none"/>
    </style:style>
    <style:style style:name="T9" style:family="text">
      <style:text-properties fo:color="#000000" loext:padding="0in" loext:border="none"/>
    </style:style>
    <style:style style:name="T10" style:family="text">
      <style:text-properties fo:color="#000000" style:font-name="monospace" fo:font-size="10.5pt" fo:background-color="#eff0f1" loext:char-shading-value="0" loext:padding="0in" loext:border="none"/>
    </style:style>
    <style:style style:name="T11" style:family="text">
      <style:text-properties fo:color="#000000" style:font-name="monospace" fo:font-size="10.5pt" fo:font-weight="normal" fo:background-color="#eff0f1" loext:char-shading-value="0" loext:padding="0in" loext:border="none"/>
    </style:style>
    <style:style style:name="T12" style:family="text">
      <style:text-properties fo:color="#000000" style:font-name="monospace" fo:font-size="10.5pt" fo:font-weight="bold" fo:background-color="#eff0f1" loext:char-shading-value="0" loext:padding="0in" loext:border="none"/>
    </style:style>
    <style:style style:name="T13" style:family="text">
      <style:text-properties fo:color="#666666"/>
    </style:style>
    <style:style style:name="T14" style:family="text">
      <style:text-properties fo:color="#666666" style:font-name="monospace"/>
    </style:style>
    <style:style style:name="T15" style:family="text">
      <style:text-properties style:font-name="monospace"/>
    </style:style>
    <style:style style:name="T16" style:family="text">
      <style:text-properties fo:color="#008000"/>
    </style:style>
    <style:style style:name="T17" style:family="text">
      <style:text-properties fo:color="#008000" fo:font-weight="bold"/>
    </style:style>
    <style:style style:name="T18" style:family="text">
      <style:text-properties fo:color="#008000" style:font-name="monospace"/>
    </style:style>
    <style:style style:name="T19" style:family="text">
      <style:text-properties fo:color="#008000" style:font-name="monospace" fo:font-weight="bold"/>
    </style:style>
    <style:style style:name="T20" style:family="text">
      <style:text-properties fo:color="#ba2121"/>
    </style:style>
    <style:style style:name="T21" style:family="text">
      <style:text-properties fo:color="#ba2121" style:font-name="monospace"/>
    </style:style>
    <style:style style:name="T22" style:family="text">
      <style:text-properties fo:color="#0000ff"/>
    </style:style>
    <style:style style:name="T23" style:family="text">
      <style:text-properties fo:color="#0000ff" fo:font-weight="bold"/>
    </style:style>
    <style:style style:name="T24" style:family="text">
      <style:text-properties fo:color="#800080"/>
    </style:style>
    <style:style style:name="T25" style:family="text">
      <style:text-properties fo:color="#800080" fo:font-weight="bold"/>
    </style:style>
    <style:style style:name="T26" style:family="text">
      <style:text-properties fo:color="#800080" style:font-name="Oxygen" fo:font-weight="bold" loext:padding="0in" loext:border="none"/>
    </style:style>
    <style:style style:name="T27" style:family="text">
      <style:text-properties fo:color="#800080" style:font-name="Oxygen" fo:font-weight="normal" loext:padding="0in" loext:border="none"/>
    </style:style>
    <style:style style:name="T28" style:family="text">
      <style:text-properties fo:color="#ff0000" style:font-name="monospace" loext:padding="0.0193in" loext:border="0.06pt solid #ff0000"/>
    </style:style>
    <style:style style:name="T29" style:family="text">
      <style:text-properties fo:color="#408080" style:font-name="monospace" fo:font-style="italic"/>
    </style:style>
    <style:style style:name="T30" style:family="text">
      <style:text-properties fo:color="#aa22ff" fo:font-weight="bold"/>
    </style:style>
    <style:style style:name="fr1" style:family="graphic" style:parent-style-name="Graphics">
      <style:graphic-properties fo:margin-left="0in" fo:margin-right="0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dff0d8"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h text:style-name="P1" text:outline-level="1">ROS2 Basics in 5 Days (C++)</text:h>
      <text:p text:style-name="P5"/>
      <text:h text:style-name="P2" text:outline-level="1"><text:span text:style-name="T1">Unit 2</text:span>   Basic Concepts</text:h>
      <text:p text:style-name="P15">- Summary -</text:p>
      <text:p text:style-name="P25"><text:span text:style-name="T6">Estimated time to completion: </text:span><text:span text:style-name="Strong_20_Emphasis"><text:span text:style-name="T7">1.5 hours</text:span></text:span></text:p>
      <text:p text:style-name="P25"><text:span text:style-name="Strong_20_Emphasis"><text:span text:style-name="T7">What will you learn in this unit?</text:span></text:span></text:p>
      <text:list xml:id="list1649066502" text:style-name="L1">
        <text:list-item>
          <text:p text:style-name="P29">How to structure and launch ROS2 programs (packages and launch files)</text:p>
        </text:list-item>
        <text:list-item>
          <text:p text:style-name="P29">How to create basic ROS2 programs</text:p>
        </text:list-item>
        <text:list-item>
          <text:p text:style-name="P29">Basic ROS2 concepts: nodes, client libraries, etc.</text:p>
        </text:list-item>
      </text:list>
      <text:p text:style-name="P15">- End of Summary -</text:p>
      <text:h text:style-name="P2" text:outline-level="1"><text:span text:style-name="T1">2.1</text:span>   What is ROS2?</text:h>
      <text:p text:style-name="P26">It is possible you took this course to answer this question, "What is ROS2?". Let us get started!</text:p>
      <text:h text:style-name="P3" text:outline-level="2"><text:span text:style-name="T1">2.1.1</text:span>   Move a Robot with ROS2</text:h>
      <text:p text:style-name="P25"><text:span text:style-name="T6">On the right corner of the screen, you have your first simulated robot: the Neobotix MP-400. </text:span><text:span text:style-name="Strong_20_Emphasis"><text:span text:style-name="T7">Move that robot now!</text:span></text:span></text:p>
      <text:p text:style-name="P25"><text:a xlink:type="simple" xlink:href="https://www.neobotix-roboter.de/produkte/mobile-roboter/mobiler-roboter-mp-400" text:style-name="Internet_20_link" text:visited-style-name="Visited_20_Internet_20_Link"><text:span text:style-name="T2">Official Web: Neobotix MP-400</text:span></text:a></text:p>
      <text:p text:style-name="P27"><draw:frame draw:style-name="fr2" draw:name="Image1" text:anchor-type="as-char" svg:width="3.6457in" svg:height="0.3929in" draw:z-index="0"><draw:image xlink:href="https://s3.eu-west-1.amazonaws.com/notebooks.ws/basic_ros2_cpp_galactic/img/neobotix-mp400.png" xlink:type="simple" xlink:show="embed" xlink:actuate="onLoad" loext:mime-type="image/png"/></draw:frame></text:p>
      <text:p text:style-name="P26">How do you move the MP-400?</text:p>
      <text:p text:style-name="P26">The easiest method is to control the robot using an existing ROS2 program. The executables created during the compilation of a ROS2 program are used to run it. Later in this guide, you will learn more about compilation.</text:p>
      <text:p text:style-name="P26">Since it already exists in this workspace, you will launch a previously-made ROS2 program (executable) that allows you to move the robot using the keyboard.</text:p>
      <text:p text:style-name="P16">- Example 2.1 -</text:p>
      <text:p text:style-name="P25"><text:span text:style-name="T6">So, get on with it. Execute the following command in </text:span><text:span text:style-name="Strong_20_Emphasis"><text:span text:style-name="T7">Web Shell #1</text:span></text:span><text:span text:style-name="T6">:</text:span></text:p>
      <text:p text:style-name="P28">   <text:span text:style-name="T4">Execute in Shell #1</text:span></text:p>
      <text:p text:style-name="P24">In [ ]:</text:p>
      <text:p text:style-name="P6">ros2 run teleop_twist_keyboard teleop_twist_keyboard </text:p>
      <text:p text:style-name="P25"><text:span text:style-name="Strong_20_Emphasis"><text:span text:style-name="T7">CONGRATULATIONS!</text:span></text:span><text:span text:style-name="T6"> You launched your first ROS2 program! In this terminal, you should have received a message similar to the following:</text:span></text:p>
      <text:p text:style-name="P28">  <text:span text:style-name="T4">Shell #1 Output</text:span></text:p>
      <text:p text:style-name="P9">This node takes keypresses from the keyboard and publishes them</text:p>
      <text:p text:style-name="P9">as Twist messages. It works best with a US keyboard layout.</text:p>
      <text:p text:style-name="P9">---------------------------</text:p>
      <text:p text:style-name="P9">Moving around:</text:p>
      <text:p text:style-name="P9"><text:s text:c="3"/>u <text:s text:c="3"/>i <text:s text:c="3"/>o</text:p>
      <text:p text:style-name="P9"><text:s text:c="3"/>j <text:s text:c="3"/>k <text:s text:c="3"/>l</text:p>
      <text:p text:style-name="P9"><text:s text:c="3"/>m <text:s text:c="3"/>, <text:s text:c="3"/>.</text:p>
      <text:p text:style-name="P10"><text:soft-page-break/></text:p>
      <text:p text:style-name="P9">For Holonomic mode (strafing), hold down the shift key:</text:p>
      <text:p text:style-name="P9">---------------------------</text:p>
      <text:p text:style-name="P9"><text:s text:c="3"/>U <text:s text:c="3"/>I <text:s text:c="3"/>O</text:p>
      <text:p text:style-name="P9"><text:s text:c="3"/>J <text:s text:c="3"/>K <text:s text:c="3"/>L</text:p>
      <text:p text:style-name="P9"><text:s text:c="3"/>M <text:s text:c="3"/>&lt; <text:s text:c="3"/>&gt;</text:p>
      <text:p text:style-name="P10"/>
      <text:p text:style-name="P9">t : up (+z)</text:p>
      <text:p text:style-name="P9">b : down (-z)</text:p>
      <text:p text:style-name="P10"/>
      <text:p text:style-name="P9">anything else : stop</text:p>
      <text:p text:style-name="P10"/>
      <text:p text:style-name="P9">q/z : increase/decrease max speeds by 10%</text:p>
      <text:p text:style-name="P9">w/x : increase/decrease only linear speed by 10%</text:p>
      <text:p text:style-name="P9">e/c : increase/decrease only angular speed by 10%</text:p>
      <text:p text:style-name="P10"/>
      <text:p text:style-name="P8">CTRL-C to quit</text:p>
      <text:p text:style-name="P26">Now, you can use the keys indicated in the web shell output to move the robot around.</text:p>
      <text:p text:style-name="P26">Okay. Try to move the robot around now!</text:p>
      <text:p text:style-name="P27"><draw:frame draw:style-name="fr2" draw:name="Image2" text:anchor-type="as-char" svg:width="0.7862in" svg:height="0.3929in" draw:z-index="1"><draw:image xlink:href="https://s3.eu-west-1.amazonaws.com/notebooks.ws/basic_ros2_cpp_galactic/img/mp400_teleop.gif" xlink:type="simple" xlink:show="embed" xlink:actuate="onLoad"/></draw:frame></text:p>
      <text:p text:style-name="P25"><text:span text:style-name="Strong_20_Emphasis"><text:span text:style-name="T7">REMEMBER</text:span></text:span><text:span text:style-name="T6"> to focus on the terminal (shell) where you launched the program for the keys to take effect. You know you have correctly focused when the cursor starts blinking.</text:span></text:p>
      <text:p text:style-name="P25"><text:span text:style-name="T6">When you are tired of playing with the robot, press </text:span><text:span text:style-name="Strong_20_Emphasis"><text:span text:style-name="T7">Ctrl+c</text:span></text:span><text:span text:style-name="T6"> to stop the program's execution (remember to have the focus). If you want, you can close Web Shell #1 and Web Shell #2 to continue the tutorial.</text:span></text:p>
      <text:p text:style-name="P25"><text:span text:style-name="T6">Look back at what you have learned so far. The </text:span><text:span text:style-name="Strong_20_Emphasis"><text:span text:style-name="T7">ros2</text:span></text:span><text:span text:style-name="T6"> keyword is used for the ROS2 commands. Therefore, to launch programs, you have two options:</text:span></text:p>
      <text:list xml:id="list8567842" text:style-name="L2">
        <text:list-item>
          <text:p text:style-name="P32"><text:span text:style-name="T9">Launch the ROS2 program by directly running the </text:span><text:span text:style-name="Strong_20_Emphasis"><text:span text:style-name="T8">executable file</text:span></text:span><text:span text:style-name="T9">.</text:span></text:p>
        </text:list-item>
        <text:list-item>
          <text:p text:style-name="P32"><text:span text:style-name="T9">Launch the ROS2 program by starting a </text:span><text:span text:style-name="Strong_20_Emphasis"><text:span text:style-name="T8">launch file</text:span></text:span><text:span text:style-name="T9">.</text:span></text:p>
        </text:list-item>
      </text:list>
      <text:p text:style-name="P26">It may seem easier to use the run command to launch executables, but you will later understand why the launch command is also useful.</text:p>
      <text:p text:style-name="P26">For now, you can directly run the executable file. The structure of the command is as follows:</text:p>
      <text:p text:style-name="P24">In [ ]:</text:p>
      <text:p text:style-name="P6">ros2 run <text:span text:style-name="T13">&lt;</text:span>package_name<text:span text:style-name="T13">&gt;</text:span> <text:span text:style-name="T13">&lt;</text:span>executable_file<text:span text:style-name="T13">&gt;</text:span></text:p>
      <text:p text:style-name="P25"><text:span text:style-name="T6">The command has two parameters: the first parameter is </text:span><text:span text:style-name="Strong_20_Emphasis"><text:span text:style-name="T7">the name of the package</text:span></text:span><text:span text:style-name="T6"> that contains the executable file. The second parameter is </text:span><text:span text:style-name="Strong_20_Emphasis"><text:span text:style-name="T7">the name of the executable file</text:span></text:span><text:span text:style-name="T6"> (which is stored inside the package).</text:span></text:p>
      <text:p text:style-name="P26">To use a launch file, the structure of the command goes as follows:</text:p>
      <text:p text:style-name="P24">In [ ]:</text:p>
      <text:p text:style-name="P6">ros2 launch <text:span text:style-name="T13">&lt;</text:span>package_name<text:span text:style-name="T13">&gt;</text:span> <text:span text:style-name="T13">&lt;</text:span>launch_file<text:span text:style-name="T13">&gt;</text:span></text:p>
      <text:p text:style-name="P25"><text:span text:style-name="T6">This command also has two parameters: the first parameter is </text:span><text:span text:style-name="Strong_20_Emphasis"><text:span text:style-name="T7">the name of the package</text:span></text:span><text:span text:style-name="T6"> that contains the launch file. The second parameter is </text:span><text:span text:style-name="Strong_20_Emphasis"><text:span text:style-name="T7">the name of the launch file</text:span></text:span><text:span text:style-name="T6"> (stored in the package).</text:span></text:p>
      <text:p text:style-name="P16">- End of Example 2.1 -</text:p>
      <text:h text:style-name="P2" text:outline-level="1"><text:soft-page-break/><text:span text:style-name="T1">2.2</text:span>   What is a Package?</text:h>
      <text:p text:style-name="P25"><text:span text:style-name="T6">ROS2 uses </text:span><text:span text:style-name="Strong_20_Emphasis"><text:span text:style-name="T7">packages</text:span></text:span><text:span text:style-name="T6"> to organize its programs. Think of a package as </text:span><text:span text:style-name="Strong_20_Emphasis"><text:span text:style-name="T7">all the files that a specific ROS program contains</text:span></text:span><text:span text:style-name="T6">; all its CPP files, Python files, configuration files, compilation files, launch files, and parameter files. Also, organizing your ROS2 programs in packages makes sharing them with other developers/users much easier.</text:span></text:p>
      <text:p text:style-name="P26">In ROS2, you can create two types of packages: CMake (C++) packages and Python packages. For this course, though, you will focus on the first ones.</text:p>
      <text:p text:style-name="P26">Every CMake package will have the following structure of files and folders:</text:p>
      <text:list xml:id="list2422515610" text:style-name="L3">
        <text:list-item>
          <text:p text:style-name="P33"><text:span text:style-name="Source_20_Text"><text:span text:style-name="T10">launch</text:span></text:span><text:span text:style-name="T9"> folder: Contains launch files</text:span></text:p>
        </text:list-item>
        <text:list-item>
          <text:p text:style-name="P33"><text:span text:style-name="Source_20_Text"><text:span text:style-name="T10">src</text:span></text:span><text:span text:style-name="T9"> folder: Contains source files (CPP, Python)</text:span></text:p>
        </text:list-item>
        <text:list-item>
          <text:p text:style-name="P33"><text:span text:style-name="Source_20_Text"><text:span text:style-name="T10">CMakeLists.txt</text:span></text:span><text:span text:style-name="T9">: List of Cmake rules for compilation</text:span></text:p>
        </text:list-item>
        <text:list-item>
          <text:p text:style-name="P33"><text:span text:style-name="Source_20_Text"><text:span text:style-name="T10">package.xml</text:span></text:span><text:span text:style-name="T9">: Package metadata and dependencies</text:span></text:p>
        </text:list-item>
      </text:list>
      <text:p text:style-name="P26">They are essential, so remember the following:</text:p>
      <text:list xml:id="list4169010026" text:style-name="L4">
        <text:list-item>
          <text:p text:style-name="P30">Every ROS2 program that you want to execute is organized in a package.</text:p>
        </text:list-item>
        <text:list-item>
          <text:p text:style-name="P30">Every ROS2 program that you create must be organized in a package.</text:p>
        </text:list-item>
        <text:list-item>
          <text:p text:style-name="P30">Packages are the primary organization system for ROS2 programs.</text:p>
        </text:list-item>
      </text:list>
      <text:h text:style-name="P2" text:outline-level="1"><text:span text:style-name="T1">2.3</text:span>   Create a Package</text:h>
      <text:p text:style-name="P26">Until now, you have been inspecting the layout of an existing build package. Now, it is time to make your own.</text:p>
      <text:p text:style-name="P25"><text:span text:style-name="T6">When you want to create packages, you need to work in a particular workspace known as the </text:span><text:span text:style-name="Strong_20_Emphasis"><text:span text:style-name="T7">ROS2 workspace</text:span></text:span><text:span text:style-name="T6">. The ROS2 workspace is the directory in your hard disk where your </text:span><text:span text:style-name="Strong_20_Emphasis"><text:span text:style-name="T7">ROS2 packages reside</text:span></text:span><text:span text:style-name="T6"> to be used by ROS2. Usually, the </text:span><text:span text:style-name="Strong_20_Emphasis"><text:span text:style-name="T7">ROS2 workspace</text:span></text:span><text:span text:style-name="T6"> directory is called </text:span><text:span text:style-name="Strong_20_Emphasis"><text:span text:style-name="T7">ros2_ws</text:span></text:span><text:span text:style-name="T6">.</text:span></text:p>
      <text:p text:style-name="P16">- Example 2.2 -</text:p>
      <text:p text:style-name="P25"><text:span text:style-name="T6">Go to the </text:span><text:span text:style-name="Strong_20_Emphasis"><text:span text:style-name="T7">ros2_ws</text:span></text:span><text:span text:style-name="T6"> in Web Shell #1:</text:span></text:p>
      <text:p text:style-name="P28">   <text:span text:style-name="T4">Execute in Shell #1</text:span></text:p>
      <text:p text:style-name="P24">In [ ]:</text:p>
      <text:p text:style-name="P6">cd <text:span text:style-name="T13">~/</text:span>ros2_ws<text:span text:style-name="T13">/</text:span></text:p>
      <text:p text:style-name="P24">In [ ]:</text:p>
      <text:p text:style-name="P6">pwd</text:p>
      <text:p text:style-name="P26">This will give you the following as output:</text:p>
      <text:p text:style-name="P28">  <text:span text:style-name="T4">Shell #1 Output</text:span></text:p>
      <text:p text:style-name="P8">/home/user/ros2_ws</text:p>
      <text:p text:style-name="P25"><text:span text:style-name="T6">Inside this workspace, there is a directory called </text:span><text:span text:style-name="Strong_20_Emphasis"><text:span text:style-name="T7">src</text:span></text:span><text:span text:style-name="T6">. This folder contains all the workspace packages. Therefore, whenever you want to create a package, you must be in this </text:span><text:span text:style-name="Strong_20_Emphasis"><text:span text:style-name="T7">src</text:span></text:span><text:span text:style-name="T6"> directory of a workspace.</text:span></text:p>
      <text:p text:style-name="P17">- Notes -</text:p>
      <text:p text:style-name="P25"><text:span text:style-name="T6">To create your own workspace, create it as a standard folder with an </text:span><text:span text:style-name="Strong_20_Emphasis"><text:span text:style-name="T7">src folder inside</text:span></text:span><text:span text:style-name="T6">. However, in your case, you have it already created for you.</text:span></text:p>
      <text:p text:style-name="P26"><text:soft-page-break/>See this example of how you would create the workspace:</text:p>
      <text:p text:style-name="P24">In [ ]:</text:p>
      <text:p text:style-name="P6">mkdir <text:span text:style-name="T13">-</text:span>p <text:span text:style-name="T13">~/</text:span>ros2_ws<text:span text:style-name="T13">/</text:span>src</text:p>
      <text:p text:style-name="P17">- End of Notes -</text:p>
      <text:p text:style-name="P26">At this point, you are finally ready to create your own package! To do that, type the following into your web shell:</text:p>
      <text:p text:style-name="P28">   <text:span text:style-name="T4">Execute in Shell #1</text:span></text:p>
      <text:p text:style-name="P24">In [ ]:</text:p>
      <text:p text:style-name="P6">cd <text:span text:style-name="T13">~/</text:span>ros2_ws<text:span text:style-name="T13">/</text:span>src</text:p>
      <text:p text:style-name="P24">In [ ]:</text:p>
      <text:p text:style-name="P6">ros2 pkg create my_package <text:span text:style-name="T13">--</text:span>build<text:span text:style-name="T13">-</text:span><text:span text:style-name="T16">type</text:span> ament_cmake <text:span text:style-name="T13">--</text:span>dependencies rclcpp</text:p>
      <text:p text:style-name="P26">Something similar to the message below will appear in your terminal:</text:p>
      <text:p text:style-name="P28">  <text:span text:style-name="T4">Shell #1 Output</text:span></text:p>
      <text:p text:style-name="P9">going to create a new package</text:p>
      <text:p text:style-name="P9">package name: my_package</text:p>
      <text:p text:style-name="P9">destination directory: /home/user/ros2_ws/src</text:p>
      <text:p text:style-name="P9">package format: 3</text:p>
      <text:p text:style-name="P9">version: 0.0.0</text:p>
      <text:p text:style-name="P9">description: TODO: Package description</text:p>
      <text:p text:style-name="P9">maintainer: ['user ']</text:p>
      <text:p text:style-name="P9">licenses: ['TODO: License declaration']</text:p>
      <text:p text:style-name="P9">build type: ament_cmake</text:p>
      <text:p text:style-name="P9">dependencies: ['rclcpp']</text:p>
      <text:p text:style-name="P9">creating folder ./my_package</text:p>
      <text:p text:style-name="P9">creating ./my_package/package.xml</text:p>
      <text:p text:style-name="P9">creating source and include folder</text:p>
      <text:p text:style-name="P9">creating folder ./my_package/src</text:p>
      <text:p text:style-name="P9">creating folder ./my_package/include/my_package</text:p>
      <text:p text:style-name="P8">creating ./my_package/CMakeLists.txt</text:p>
      <text:p text:style-name="P25"><text:span text:style-name="T6">Inside your </text:span><text:span text:style-name="Strong_20_Emphasis"><text:span text:style-name="T7">src</text:span></text:span><text:span text:style-name="T6"> directory, this creates a new package with files in it. You will check this later. Now, see how this command is built:</text:span></text:p>
      <text:p text:style-name="P24">In [ ]:</text:p>
      <text:p text:style-name="P6">ros2 pkg create <text:span text:style-name="T13">&lt;</text:span>package_name<text:span text:style-name="T13">&gt;</text:span> <text:span text:style-name="T13">--</text:span>build<text:span text:style-name="T13">-</text:span><text:span text:style-name="T16">type</text:span> ament_cmake <text:span text:style-name="T13">--</text:span>dependencies <text:span text:style-name="T13">&lt;</text:span>package_dependencies<text:span text:style-name="T13">&gt;</text:span></text:p>
      <text:p text:style-name="P25"><text:span text:style-name="T6">The </text:span><text:span text:style-name="Source_20_Text"><text:span text:style-name="T11">&lt;package_name&gt;</text:span></text:span><text:span text:style-name="T6"> is the name of the package you want to create, and the </text:span><text:span text:style-name="Source_20_Text"><text:span text:style-name="T11">&lt;package_dependencies&gt;</text:span></text:span><text:span text:style-name="T6"> are the names of other ROS2 packages that your package depends on.</text:span></text:p>
      <text:p text:style-name="P25"><text:span text:style-name="T6">Note also that you are specifying </text:span><text:span text:style-name="Source_20_Text"><text:span text:style-name="T11">ament_cmake</text:span></text:span><text:span text:style-name="T6"> as the </text:span><text:span text:style-name="Source_20_Text"><text:span text:style-name="T11">build type</text:span></text:span><text:span text:style-name="T6">. This indicates that you are creating a CMake package.</text:span></text:p>
      <text:p text:style-name="P26">It is a good idea to build your package after it has been created. It is the quickest way to determine if the dependencies you listed can be resolved and check that there are no mistakes in the entered data.</text:p>
      <text:p text:style-name="P28">   <text:span text:style-name="T4">Execute in Shell #1</text:span></text:p>
      <text:p text:style-name="P24">In [ ]:</text:p>
      <text:p text:style-name="P6">cd <text:span text:style-name="T13">~/</text:span>ros2_ws<text:span text:style-name="T13">/</text:span></text:p>
      <text:p text:style-name="P24">In [ ]:</text:p>
      <text:p text:style-name="P6">colcon build</text:p>
      <text:p text:style-name="P26"><text:soft-page-break/>Make it a habit to source setup.bash from the install folder so that ROS can find the packages in the workspace.</text:p>
      <text:p text:style-name="P28">   <text:span text:style-name="T4">Execute in Shell #1</text:span></text:p>
      <text:p text:style-name="P24">In [ ]:</text:p>
      <text:p text:style-name="P6">source install<text:span text:style-name="T13">/</text:span>setup<text:span text:style-name="T13">.</text:span>bash</text:p>
      <text:p text:style-name="P20">- End of Example 2.2 -</text:p>
      <text:p text:style-name="P17">- Notes -</text:p>
      <text:p text:style-name="P25"><text:span text:style-name="T6">Packages are organized inside workspaces. Each workspace can contain as many packages as you want. For this course, your workspace is named </text:span><text:span text:style-name="Strong_20_Emphasis"><text:span text:style-name="Source_20_Text"><text:span text:style-name="T12">ros2_ws</text:span></text:span></text:span><text:span text:style-name="T6">. So, the overall structure would look as follows:</text:span></text:p>
      <text:p text:style-name="P9">ros2_ws/</text:p>
      <text:p text:style-name="P9"><text:s text:c="4"/>src/</text:p>
      <text:p text:style-name="P9"><text:s text:c="8"/>my_package/</text:p>
      <text:p text:style-name="P9"><text:s text:c="12"/>package.xml</text:p>
      <text:p text:style-name="P9"><text:s text:c="12"/>CMakeLists.txt</text:p>
      <text:p text:style-name="P9"><text:s text:c="12"/>...</text:p>
      <text:p text:style-name="P9"><text:s text:c="8"/>my_package_2/</text:p>
      <text:p text:style-name="P9"><text:s text:c="12"/>package.xml</text:p>
      <text:p text:style-name="P9"><text:s text:c="12"/>CMakeLists.txt</text:p>
      <text:p text:style-name="P9"><text:s text:c="12"/>...</text:p>
      <text:p text:style-name="P9"><text:s text:c="8"/>my_package_x/</text:p>
      <text:p text:style-name="P9"><text:s text:c="12"/>package.xml</text:p>
      <text:p text:style-name="P9"><text:s text:c="12"/>CMakeLists.txt</text:p>
      <text:p text:style-name="P8"><text:s text:c="12"/>...</text:p>
      <text:p text:style-name="P17">- End of Notes -</text:p>
      <text:h text:style-name="P2" text:outline-level="1"><text:span text:style-name="T1">2.4</text:span>   Compile a Package</text:h>
      <text:p text:style-name="P26">When you create a package, you need to compile it to make it work.</text:p>
      <text:p text:style-name="P25"><text:span text:style-name="T6">The following command will compile your whole </text:span><text:span text:style-name="Strong_20_Emphasis"><text:span text:style-name="T7">src</text:span></text:span><text:span text:style-name="T6"> directory, and it needs to be issued inside the home directory of a workspace to work (</text:span><text:span text:style-name="Strong_20_Emphasis"><text:span text:style-name="T7">ros2_ws</text:span></text:span><text:span text:style-name="T6">). </text:span><text:span text:style-name="Strong_20_Emphasis"><text:span text:style-name="T7">Please, remember this!</text:span></text:span></text:p>
      <text:p text:style-name="P24">In [ ]:</text:p>
      <text:p text:style-name="P6">cd <text:span text:style-name="T13">~/</text:span>ros2_ws</text:p>
      <text:p text:style-name="P24">In [ ]:</text:p>
      <text:p text:style-name="P6">colcon build</text:p>
      <text:p text:style-name="P25"><text:span text:style-name="Strong_20_Emphasis"><text:span text:style-name="T7">NEVER ISSUE THAT COMMAND INSIDE THE </text:span></text:span><text:span text:style-name="Strong_20_Emphasis"><text:span text:style-name="Source_20_Text"><text:span text:style-name="T12">ros2_ws/src</text:span></text:span></text:span><text:span text:style-name="Strong_20_Emphasis"><text:span text:style-name="T7"> DIRECTORY!</text:span></text:span></text:p>
      <text:p text:style-name="P16">- Example 2.3 -</text:p>
      <text:p text:style-name="P25"><text:span text:style-name="T6">Go to your </text:span><text:span text:style-name="Strong_20_Emphasis"><text:span text:style-name="T7">ros2_ws</text:span></text:span><text:span text:style-name="T6"> directory and compile your source folder. You can do so by typing the following:</text:span></text:p>
      <text:p text:style-name="P28">   <text:span text:style-name="T4">Execute in Shell #1</text:span></text:p>
      <text:p text:style-name="P24">In [ ]:</text:p>
      <text:p text:style-name="P6">cd <text:span text:style-name="T13">~/</text:span>ros2_ws</text:p>
      <text:p text:style-name="P24">In [ ]:</text:p>
      <text:p text:style-name="P6">colcon build</text:p>
      <text:p text:style-name="P25"><text:span text:style-name="T6">Also, after compiling, </text:span><text:span text:style-name="Strong_20_Emphasis"><text:span text:style-name="T7">source</text:span></text:span><text:span text:style-name="T6"> the workspace to ensure that the latest modifications/updates are taken into account:</text:span></text:p>
      <text:p text:style-name="P28">   <text:span text:style-name="T4">Execute in Shell #1</text:span></text:p>
      <text:p text:style-name="P24"><text:soft-page-break/>In [ ]:</text:p>
      <text:p text:style-name="P6">cd <text:span text:style-name="T13">~/</text:span>ros2_ws</text:p>
      <text:p text:style-name="P24">In [ ]:</text:p>
      <text:p text:style-name="P6">source install<text:span text:style-name="T13">/</text:span>setup<text:span text:style-name="T13">.</text:span>bash</text:p>
      <text:p text:style-name="P26">Sometimes (for large projects), you will not want to compile all of your packages. This would take too long. So instead, you can use the following command to compile only the packages where you have made changes:</text:p>
      <text:p text:style-name="P24">In [ ]:</text:p>
      <text:p text:style-name="P6">colcon build <text:span text:style-name="T13">--</text:span>packages<text:span text:style-name="T13">-</text:span>select <text:span text:style-name="T13">&lt;</text:span>package_name<text:span text:style-name="T13">&gt;</text:span></text:p>
      <text:p text:style-name="P26">This command will only compile the packages specified and their dependencies.</text:p>
      <text:p text:style-name="P25"><text:span text:style-name="T6">Now, try to compile your package named </text:span><text:span text:style-name="Strong_20_Emphasis"><text:span text:style-name="T7">my_package</text:span></text:span><text:span text:style-name="T6"> with this command.</text:span></text:p>
      <text:p text:style-name="P28">   <text:span text:style-name="T4">Execute in Shell #1</text:span></text:p>
      <text:p text:style-name="P24">In [ ]:</text:p>
      <text:p text:style-name="P6">cd <text:span text:style-name="T13">~/</text:span>ros2_ws</text:p>
      <text:p text:style-name="P24">In [ ]:</text:p>
      <text:p text:style-name="P6">colcon build <text:span text:style-name="T13">--</text:span>packages<text:span text:style-name="T13">-</text:span>select my_package</text:p>
      <text:p text:style-name="P25"><text:span text:style-name="Strong_20_Emphasis"><text:span text:style-name="T7">Compile each time you change any file</text:span></text:span><text:span text:style-name="T6">, even Python or launch files that do not need compilation. However, because </text:span><text:span text:style-name="Strong_20_Emphasis"><text:span text:style-name="T7">colcon build</text:span></text:span><text:span text:style-name="T6"> makes an install and it is the files used in this ~/ros2_ws/install, the ones executed, you </text:span><text:span text:style-name="Strong_20_Emphasis"><text:span text:style-name="T7">NEED to colcon build each time</text:span></text:span><text:span text:style-name="T6">.</text:span></text:p>
      <text:p text:style-name="P20">- END Example 2.3 -</text:p>
      <text:p text:style-name="P16">- Example 2.4 -</text:p>
      <text:p text:style-name="P26">To confirm that your package has been created successfully, use some ROS commands related to packages. For example, type the following:</text:p>
      <text:p text:style-name="P28">   <text:span text:style-name="T4">Execute in Shell #1</text:span></text:p>
      <text:p text:style-name="P24">In [ ]:</text:p>
      <text:p text:style-name="P6">source <text:span text:style-name="T13">~/</text:span>ros2_ws<text:span text:style-name="T13">/</text:span>install<text:span text:style-name="T13">/</text:span>setup<text:span text:style-name="T13">.</text:span>bash</text:p>
      <text:p text:style-name="P24">In [ ]:</text:p>
      <text:p text:style-name="P6">ros2 pkg <text:span text:style-name="T16">list</text:span></text:p>
      <text:p text:style-name="P24">In [ ]:</text:p>
      <text:p text:style-name="P6">ros2 pkg <text:span text:style-name="T16">list</text:span> <text:span text:style-name="T13">|</text:span> grep my_package</text:p>
      <text:p text:style-name="P25"><text:span text:style-name="Strong_20_Emphasis"><text:span text:style-name="Source_20_Text"><text:span text:style-name="T12">source /home/user/ros2_ws</text:span></text:span></text:span><text:span text:style-name="T6">: Source so that you tell ROS2 to also look for packages inside this workspace.</text:span></text:p>
      <text:p text:style-name="P25"><text:span text:style-name="Strong_20_Emphasis"><text:span text:style-name="Source_20_Text"><text:span text:style-name="T12">ros2 pkg list</text:span></text:span></text:span><text:span text:style-name="T6">: Gives you a list with all packages in your ROS2 system.</text:span></text:p>
      <text:p text:style-name="P25"><text:span text:style-name="Strong_20_Emphasis"><text:span text:style-name="Source_20_Text"><text:span text:style-name="T12">ros2 pkg list | grep my_package</text:span></text:span></text:span><text:span text:style-name="T6">: Filters, from all of the packages located in the ROS2 system, the package is named </text:span><text:span text:style-name="Source_20_Text"><text:span text:style-name="T11">my_package</text:span></text:span><text:span text:style-name="T6">.</text:span></text:p>
      <text:p text:style-name="P20">- End of Example 2.4 -</text:p>
      <text:p text:style-name="P17">- Notes -</text:p>
      <text:h text:style-name="P4" text:outline-level="2">  <text:span text:style-name="T5">The colcon_cd command</text:span></text:h>
      <text:p text:style-name="P25"><text:span text:style-name="T6">You can also confirm that your package is there by using the </text:span><text:span text:style-name="Strong_20_Emphasis"><text:span text:style-name="T7">colcon_cd</text:span></text:span><text:span text:style-name="T6"> command. This command, however, is not enabled by default.</text:span></text:p>
      <text:p text:style-name="P25"><text:soft-page-break/><text:span text:style-name="T6">To enable this feature, you have to source the shell script </text:span><text:span text:style-name="Source_20_Text"><text:span text:style-name="T11">colcon_cd.sh</text:span></text:span><text:span text:style-name="T6">, provided by the </text:span><text:span text:style-name="Strong_20_Emphasis"><text:span text:style-name="T7">colcon_cd</text:span></text:span><text:span text:style-name="T6"> package.</text:span></text:p>
      <text:p text:style-name="P28">   <text:span text:style-name="T4">Execute in Shell #1</text:span></text:p>
      <text:p text:style-name="P24">In [ ]:</text:p>
      <text:p text:style-name="P6">cd <text:span text:style-name="T13">/</text:span>home<text:span text:style-name="T13">/</text:span>user</text:p>
      <text:p text:style-name="P11">echo <text:span text:style-name="T20">"source /usr/share/colcon_cd/function/colcon_cd.sh"</text:span> <text:span text:style-name="T13">&gt;&gt;</text:span> <text:span text:style-name="T13">~/.</text:span>bashrc</text:p>
      <text:p text:style-name="P11">echo <text:span text:style-name="T20">"export _colcon_cd_root=/home/user/ros2_ws"</text:span> <text:span text:style-name="T13">&gt;&gt;</text:span> <text:span text:style-name="T13">~/.</text:span>bashrc</text:p>
      <text:p text:style-name="P11"><text:span text:style-name="T13">.</text:span> <text:span text:style-name="T13">.</text:span>bashrc</text:p>
      <text:p text:style-name="P26">You can now use the command like this:</text:p>
      <text:p text:style-name="P28">   <text:span text:style-name="T4">Execute in Shell #1</text:span></text:p>
      <text:p text:style-name="P24">In [ ]:</text:p>
      <text:p text:style-name="P6">colcon_cd my_package</text:p>
      <text:p text:style-name="P25"><text:span text:style-name="T6">The command should now take you to the path where you have the package </text:span><text:span text:style-name="Strong_20_Emphasis"><text:span text:style-name="Source_20_Text"><text:span text:style-name="T12">my_package</text:span></text:span></text:span><text:span text:style-name="T6">: </text:span><text:span text:style-name="Source_20_Text"><text:span text:style-name="T11">/home/user/ros2_ws/src/my_package</text:span></text:span><text:span text:style-name="T6">.</text:span></text:p>
      <text:p text:style-name="P25"><text:span text:style-name="T6">If you use the command without specifying any package name, it will take you to root of your ROS2 workspace: </text:span><text:span text:style-name="Source_20_Text"><text:span text:style-name="T11">/home/user/ros2_ws</text:span></text:span><text:span text:style-name="T6">.</text:span></text:p>
      <text:p text:style-name="P28">   <text:span text:style-name="T4">Execute in Shell #1</text:span></text:p>
      <text:p text:style-name="P24">In [ ]:</text:p>
      <text:p text:style-name="P6">colcon_cd</text:p>
      <text:p text:style-name="P25"><text:span text:style-name="T6">Follow these steps if you want to set it up on your own PC: </text:span><text:a xlink:type="simple" xlink:href="https://colcon.readthedocs.io/en/released/user/installation.html#quick-directory-changes" text:style-name="Internet_20_link" text:visited-style-name="Visited_20_Internet_20_Link"><text:span text:style-name="T2">COLCON SETUP PAGE</text:span></text:a></text:p>
      <text:p text:style-name="P17">- End of Notes -</text:p>
      <text:h text:style-name="P2" text:outline-level="1"><text:span text:style-name="T1">2.5</text:span>   What is a Launch File?</text:h>
      <text:p text:style-name="P26">Remember how to run programs from launch files?</text:p>
      <text:p text:style-name="P26">For using a launch file, the structure of the command would go as follows:</text:p>
      <text:p text:style-name="P24">In [ ]:</text:p>
      <text:p text:style-name="P6">ros2 launch <text:span text:style-name="T13">&lt;</text:span>package_name<text:span text:style-name="T13">&gt;</text:span> <text:span text:style-name="T13">&lt;</text:span>launch_file<text:span text:style-name="T13">&gt;</text:span></text:p>
      <text:p text:style-name="P26">But, how do they work? Take a look at it.</text:p>
      <text:section text:style-name="Sect1" text:name="ex-2-5">
        <text:p text:style-name="P19">- Example 2.5 -</text:p>
      </text:section>
      <text:p text:style-name="P25"><text:span text:style-name="T6">In </text:span><text:span text:style-name="Strong_20_Emphasis"><text:span text:style-name="T7">Example 2.1</text:span></text:span><text:span text:style-name="T6">, you used the command ros2 run to start the </text:span><text:span text:style-name="Strong_20_Emphasis"><text:span text:style-name="T7">teleop_keyboard</text:span></text:span><text:span text:style-name="T6"> executable file. However, you have also seen that you can run executables using what you know as launch files.</text:span></text:p>
      <text:p text:style-name="P25"><text:span text:style-name="T6">How do they operate? Look at an example. If you want to use a launch file to start the </text:span><text:span text:style-name="Strong_20_Emphasis"><text:span text:style-name="T7">teleop_keyboard</text:span></text:span><text:span text:style-name="T6"> executable, you would need to write something similar to the Python script below:</text:span></text:p>
      <text:p text:style-name="P24">In [ ]:</text:p>
      <text:p text:style-name="P6"><text:span text:style-name="T17">from</text:span> <text:span text:style-name="T23">launch</text:span> <text:span text:style-name="T17">import</text:span> LaunchDescription</text:p>
      <text:p text:style-name="P11"><text:span text:style-name="T17">from</text:span> <text:span text:style-name="T23">launch_ros.actions</text:span> <text:span text:style-name="T17">import</text:span> Node</text:p>
      <text:p text:style-name="P13"/>
      <text:p text:style-name="P11"><text:span text:style-name="T17">def</text:span> <text:span text:style-name="T22">generate_launch_description</text:span>():</text:p>
      <text:p text:style-name="P12"><text:s text:c="4"/><text:span text:style-name="T19">return</text:span><text:span text:style-name="T15"> LaunchDescription([</text:span></text:p>
      <text:p text:style-name="P12"><text:s text:c="8"/><text:span text:style-name="T15">Node(</text:span></text:p>
      <text:p text:style-name="P12"><text:s text:c="12"/><text:span text:style-name="T15">package</text:span><text:span text:style-name="T14">=</text:span><text:span text:style-name="T21">'teleop_twist_keyboard'</text:span><text:span text:style-name="T15">,</text:span></text:p>
      <text:p text:style-name="P12"><text:s text:c="12"/><text:span text:style-name="T15">executable</text:span><text:span text:style-name="T14">=</text:span><text:span text:style-name="T21">'teleop_twist_keyboard'</text:span><text:span text:style-name="T15">,</text:span></text:p>
      <text:p text:style-name="P12"><text:s text:c="12"/><text:span text:style-name="T15">output</text:span><text:span text:style-name="T14">=</text:span><text:span text:style-name="T21">'screen'</text:span><text:span text:style-name="T15">,</text:span></text:p>
      <text:p text:style-name="P12"><text:s text:c="12"/><text:span text:style-name="T15">emulate_tty</text:span><text:span text:style-name="T14">=</text:span><text:span text:style-name="T19">True</text:span><text:span text:style-name="T15">),</text:span></text:p>
      <text:p text:style-name="P12"><text:soft-page-break/><text:s text:c="4"/><text:span text:style-name="T15">])</text:span></text:p>
      <text:p text:style-name="P26">Do not worry! You do not need to write these lines of code in your workspace. Instead, you will use them to review some concepts.</text:p>
      <text:p text:style-name="P25"><text:span text:style-name="T6">Okay. As you can see, the launch file structure is quite simple. First, you import some modules from the </text:span><text:span text:style-name="Source_20_Text"><text:span text:style-name="T11">launch</text:span></text:span><text:span text:style-name="T6"> and </text:span><text:span text:style-name="Source_20_Text"><text:span text:style-name="T11">launch_ros</text:span></text:span><text:span text:style-name="T6"> packages.</text:span></text:p>
      <text:p text:style-name="P24">In [ ]:</text:p>
      <text:p text:style-name="P6"><text:span text:style-name="T17">from</text:span> <text:span text:style-name="T23">launch</text:span> <text:span text:style-name="T17">import</text:span> LaunchDescription</text:p>
      <text:p text:style-name="P11"><text:span text:style-name="T17">import</text:span> <text:span text:style-name="T23">launch_ros.actions</text:span></text:p>
      <text:p text:style-name="P25"><text:span text:style-name="T6">Next, define a function that will return a </text:span><text:span text:style-name="Source_20_Text"><text:span text:style-name="T11">LaunchDescription</text:span></text:span><text:span text:style-name="T6"> object.</text:span></text:p>
      <text:p text:style-name="P24">In [ ]:</text:p>
      <text:p text:style-name="P6"><text:span text:style-name="T17">def</text:span> <text:span text:style-name="T22">generate_launch_description</text:span>():</text:p>
      <text:p text:style-name="P12"><text:s text:c="4"/><text:span text:style-name="T19">return</text:span><text:span text:style-name="T15"> LaunchDescription([</text:span></text:p>
      <text:p text:style-name="P12"><text:s text:c="8"/><text:span text:style-name="T15">Node(</text:span></text:p>
      <text:p text:style-name="P12"><text:s text:c="12"/><text:span text:style-name="T15">package</text:span><text:span text:style-name="T14">=</text:span><text:span text:style-name="T21">'teleop_twist_keyboard'</text:span><text:span text:style-name="T15">,</text:span></text:p>
      <text:p text:style-name="P12"><text:s text:c="12"/><text:span text:style-name="T15">executable</text:span><text:span text:style-name="T14">=</text:span><text:span text:style-name="T21">'teleop_twist_keyboard'</text:span><text:span text:style-name="T15">,</text:span></text:p>
      <text:p text:style-name="P12"><text:s text:c="12"/><text:span text:style-name="T15">output</text:span><text:span text:style-name="T14">=</text:span><text:span text:style-name="T21">'screen'</text:span><text:span text:style-name="T15">,</text:span></text:p>
      <text:p text:style-name="P12"><text:s text:c="12"/><text:span text:style-name="T15">emulate_tty</text:span><text:span text:style-name="T14">=</text:span><text:span text:style-name="T19">True</text:span><text:span text:style-name="T15">),</text:span></text:p>
      <text:p text:style-name="P12"><text:s text:c="4"/><text:span text:style-name="T15">])</text:span></text:p>
      <text:p text:style-name="P25"><text:span text:style-name="T6">Within the </text:span><text:span text:style-name="Source_20_Text"><text:span text:style-name="T11">LaunchDescription</text:span></text:span><text:span text:style-name="T6"> object, generate a node where you will provide the following parameters:</text:span></text:p>
      <text:list xml:id="list1715295661" text:style-name="L5">
        <text:list-item>
          <text:p text:style-name="P34"><text:span text:style-name="Source_20_Text"><text:span text:style-name="T10">package='package_name'</text:span></text:span><text:span text:style-name="T9"> is the name of the package that contains the code of the ROS program to execute</text:span></text:p>
        </text:list-item>
        <text:list-item>
          <text:p text:style-name="P34"><text:span text:style-name="Source_20_Text"><text:span text:style-name="T10">executable='binary_executable_name'</text:span></text:span><text:span text:style-name="T9"> is the name of the binary executable file that you want to execute</text:span></text:p>
        </text:list-item>
        <text:list-item>
          <text:p text:style-name="P34"><text:span text:style-name="Source_20_Text"><text:span text:style-name="T10">output='type_of_output'</text:span></text:span><text:span text:style-name="T9"> is the channel where you will print the output of the program</text:span></text:p>
        </text:list-item>
        <text:list-item>
          <text:p text:style-name="P34"><text:span text:style-name="Source_20_Text"><text:span text:style-name="T10">emulate_tty=True|False</text:span></text:span><text:span text:style-name="T9"> allows launch files to output colored log messages, Green=DEBUG, White=INFO, Orange=Warning, and Red=ERROR|Fatal.</text:span></text:p>
        </text:list-item>
      </text:list>
      <text:p text:style-name="P16">- End of Example 2.5 -</text:p>
      <text:h text:style-name="P2" text:outline-level="1"><text:span text:style-name="T1">2.6</text:span>   It is Time for Your First ROS2 Program</text:h>
      <text:p text:style-name="P26">You should now have your first package built, and you must do something about it! So get started with your first ROS2 program!</text:p>
      <text:p text:style-name="P16">- Exercise 2.1 -</text:p>
      <text:p text:style-name="P26"><text:span text:style-name="T25">1. Create a C++ file</text:span> in the <text:span text:style-name="T3">src</text:span> directory, inside the <text:span text:style-name="T3">my_package</text:span> package.</text:p>
      <text:p text:style-name="P26">For this exercise, you will copy the following simple C++ code <text:span text:style-name="T3">simple.cpp</text:span>. You can create it directly by RIGHT-clicking on the IDE in the <text:span text:style-name="T3">my_package</text:span> directory of your package and selecting <text:span text:style-name="T3">New File</text:span>.</text:p>
      <text:p text:style-name="P27"><draw:frame draw:style-name="fr2" draw:name="Image3" text:anchor-type="as-char" svg:width="4.1665in" svg:height="0.3929in" draw:z-index="2"><draw:image xlink:href="https://s3.eu-west-1.amazonaws.com/notebooks.ws/basic_ros2_cpp_galactic/img/ros2_newfile.png" xlink:type="simple" xlink:show="embed" xlink:actuate="onLoad" loext:mime-type="image/png"/></draw:frame></text:p>
      <text:p text:style-name="P26">A new Tab should have appeared on the IDE with empty content.</text:p>
      <text:p text:style-name="P27"><draw:frame draw:style-name="fr2" draw:name="Image4" text:anchor-type="as-char" svg:width="4.1665in" svg:height="0.3929in" draw:z-index="3"><draw:image xlink:href="https://s3.eu-west-1.amazonaws.com/notebooks.ws/basic_ros2_cpp_galactic/img/ros2_simple.png" xlink:type="simple" xlink:show="embed" xlink:actuate="onLoad" loext:mime-type="image/png"/></draw:frame></text:p>
      <text:p text:style-name="P25"><text:span text:style-name="T6">Now, copy the content of </text:span><text:span text:style-name="Strong_20_Emphasis"><text:span text:style-name="T7">simple.cpp</text:span></text:span><text:span text:style-name="T6"> into the new file.</text:span></text:p>
      <text:p text:style-name="P24">In [ ]:</text:p>
      <text:p text:style-name="P6"><text:span text:style-name="T13">//</text:span> Import the rclcpp client library</text:p>
      <text:p text:style-name="P14"><text:soft-page-break/>#include "rclcpp/rclcpp.hpp"</text:p>
      <text:p text:style-name="P13"/>
      <text:p text:style-name="P11"><text:span text:style-name="T16">int</text:span> main(<text:span text:style-name="T16">int</text:span> argc, char <text:span text:style-name="T13">*</text:span> argv[])</text:p>
      <text:p text:style-name="P11">{</text:p>
      <text:p text:style-name="P12"><text:s text:c="2"/><text:span text:style-name="T14">//</text:span><text:span text:style-name="T15"> Initialize the ROS2 communication</text:span></text:p>
      <text:p text:style-name="P12"><text:s text:c="2"/><text:span text:style-name="T15">rclcpp::init(argc, argv);</text:span></text:p>
      <text:p text:style-name="P12"><text:s text:c="2"/></text:p>
      <text:p text:style-name="P12"><text:s text:c="2"/><text:span text:style-name="T14">//</text:span><text:span text:style-name="T15"> Create a ROS2 node named ObiWan</text:span></text:p>
      <text:p text:style-name="P12"><text:s text:c="2"/><text:span text:style-name="T15">auto node </text:span><text:span text:style-name="T14">=</text:span><text:span text:style-name="T15"> rclcpp::Node::make_shared(</text:span><text:span text:style-name="T21">"ObiWan"</text:span><text:span text:style-name="T15">);</text:span></text:p>
      <text:p text:style-name="P13"/>
      <text:p text:style-name="P12"><text:s text:c="2"/><text:span text:style-name="T14">//</text:span><text:span text:style-name="T15"> Print a message to the terminal</text:span></text:p>
      <text:p text:style-name="P12"><text:s text:c="2"/><text:span text:style-name="T15">RCLCPP_INFO(node</text:span><text:span text:style-name="T14">-&gt;</text:span><text:span text:style-name="T15">get_logger(), </text:span><text:span text:style-name="T21">"Help me Obi-Wan Kenobi, you're my only hope"</text:span><text:span text:style-name="T15">);</text:span></text:p>
      <text:p text:style-name="P12"><text:s text:c="2"/></text:p>
      <text:p text:style-name="P12"><text:s text:c="2"/><text:span text:style-name="T14">//</text:span><text:span text:style-name="T15"> Shutdown the ROS2 communication</text:span></text:p>
      <text:p text:style-name="P12"><text:s text:c="2"/><text:span text:style-name="T15">rclcpp::shutdown();</text:span></text:p>
      <text:p text:style-name="P12"><text:s text:c="2"/><text:span text:style-name="T19">return</text:span><text:span text:style-name="T15"> </text:span><text:span text:style-name="T14">0</text:span><text:span text:style-name="T15">;</text:span></text:p>
      <text:p text:style-name="P11">}</text:p>
      <text:p text:style-name="P17">- Notes -</text:p>
      <text:p text:style-name="P26">Pay attention to the comments in the C++ file above to understand what each line is doing.</text:p>
      <text:p text:style-name="P17">- End of Notes -</text:p>
      <text:p text:style-name="P27"><draw:frame draw:style-name="fr2" draw:name="Image5" text:anchor-type="as-char" svg:width="6.25in" svg:height="0.3929in" draw:z-index="4"><draw:image xlink:href="https://s3.eu-west-1.amazonaws.com/notebooks.ws/basic_ros2_cpp_galactic/img/simple-cpp-last.png" xlink:type="simple" xlink:show="embed" xlink:actuate="onLoad" loext:mime-type="image/png"/></draw:frame></text:p>
      <text:p text:style-name="P25"><text:span text:style-name="T26">2. Create a launch directory</text:span><text:span text:style-name="T6"> inside the package </text:span><text:span text:style-name="Strong_20_Emphasis"><text:span text:style-name="T7">my_package</text:span></text:span><text:span text:style-name="T6">.</text:span></text:p>
      <text:p text:style-name="P28">   <text:span text:style-name="T4">Execute in Shell #1</text:span></text:p>
      <text:p text:style-name="P24">In [ ]:</text:p>
      <text:p text:style-name="P6">cd <text:span text:style-name="T13">~/</text:span>ros2_ws<text:span text:style-name="T13">/</text:span>src<text:span text:style-name="T13">/</text:span>my_package</text:p>
      <text:p text:style-name="P24">In [ ]:</text:p>
      <text:p text:style-name="P6">mkdir launch</text:p>
      <text:p text:style-name="P26">You can also create the launch directory through the IDE, as you have seen before, but try practicing with the terminal.</text:p>
      <text:p text:style-name="P26"><text:span text:style-name="T25">3. Create a new launch file</text:span> inside the launch directory.</text:p>
      <text:p text:style-name="P28">   <text:span text:style-name="T4">Execute in Shell #1</text:span></text:p>
      <text:p text:style-name="P24">In [ ]:</text:p>
      <text:p text:style-name="P6">cd <text:span text:style-name="T13">~/</text:span>ros2_ws<text:span text:style-name="T13">/</text:span>src<text:span text:style-name="T13">/</text:span>my_package<text:span text:style-name="T13">/</text:span>launch</text:p>
      <text:p text:style-name="P18">- WARNING! -</text:p>
      <text:p text:style-name="P25"><text:span text:style-name="T6">You must name your launch file with the extension </text:span><text:span text:style-name="Strong_20_Emphasis"><text:span text:style-name="T7">.launch.py</text:span></text:span><text:span text:style-name="T6">. If you do not, ROS2 will not find it afterward.</text:span></text:p>
      <text:p text:style-name="P24">In [ ]:</text:p>
      <text:p text:style-name="P6">touch my_package_launch_file<text:span text:style-name="T13">.</text:span>launch<text:span text:style-name="T13">.</text:span>py</text:p>
      <text:p text:style-name="P22">- WARNING! -</text:p>
      <text:p text:style-name="P24">In [ ]:</text:p>
      <text:p text:style-name="P6">chmod <text:span text:style-name="T13">+</text:span>x my_package_launch_file<text:span text:style-name="T13">.</text:span>launch<text:span text:style-name="T13">.</text:span>py</text:p>
      <text:p text:style-name="P26">You can also create it through the IDE.</text:p>
      <text:p text:style-name="P25"><text:span text:style-name="T26">4. Fill the launch file</text:span><text:span text:style-name="T6"> using the knowledge you have acquired. Take a look at </text:span><text:a xlink:type="simple" xlink:href="https://s3.eu-west-1.amazonaws.com/notebooks.ws/basic_ros2_cpp_galactic/basicROS2Cpp_unit1_basics_new_Humble.html?AWSAccessKeyId=AKIAJLU2ZOTUFJRMDOAA&amp;Signature=%2BG5Pvwv7Q%2BMSg6LPTxu3dmtndL0%3D&amp;Expires=1707306382#ex-2-5" text:style-name="Internet_20_link" text:visited-style-name="Visited_20_Internet_20_Link"><text:span text:style-name="T2">Example 2.5</text:span></text:a><text:span text:style-name="T6">.</text:span></text:p>
      <text:p text:style-name="P25"><text:soft-page-break/><text:span text:style-name="T6">Were you able to do it on your own? If not, do not worry, and do not give up. The final launch should be something similar to the following: </text:span><text:span text:style-name="Strong_20_Emphasis"><text:span text:style-name="T7">my_package_launch_file.launch.py</text:span></text:span><text:span text:style-name="T6">.</text:span></text:p>
      <text:p text:style-name="P24">In [ ]:</text:p>
      <text:p text:style-name="P6"><text:span text:style-name="T17">from</text:span> <text:span text:style-name="T23">launch</text:span> <text:span text:style-name="T17">import</text:span> LaunchDescription</text:p>
      <text:p text:style-name="P11"><text:span text:style-name="T17">from</text:span> <text:span text:style-name="T23">launch_ros.actions</text:span> <text:span text:style-name="T17">import</text:span> Node</text:p>
      <text:p text:style-name="P13"/>
      <text:p text:style-name="P11"><text:span text:style-name="T17">def</text:span> <text:span text:style-name="T22">generate_launch_description</text:span>():</text:p>
      <text:p text:style-name="P12"><text:s text:c="4"/><text:span text:style-name="T19">return</text:span><text:span text:style-name="T15"> LaunchDescription([</text:span></text:p>
      <text:p text:style-name="P12"><text:s text:c="8"/><text:span text:style-name="T15">Node(</text:span></text:p>
      <text:p text:style-name="P12"><text:s text:c="12"/><text:span text:style-name="T15">package</text:span><text:span text:style-name="T14">=</text:span><text:span text:style-name="T21">'my_package'</text:span><text:span text:style-name="T15">,</text:span></text:p>
      <text:p text:style-name="P12"><text:s text:c="12"/><text:span text:style-name="T15">executable</text:span><text:span text:style-name="T14">=</text:span><text:span text:style-name="T21">'simple_node'</text:span><text:span text:style-name="T15">,</text:span></text:p>
      <text:p text:style-name="P12"><text:s text:c="12"/><text:span text:style-name="T15">output</text:span><text:span text:style-name="T14">=</text:span><text:span text:style-name="T21">'screen'</text:span><text:span text:style-name="T15">),</text:span></text:p>
      <text:p text:style-name="P12"><text:s text:c="4"/><text:span text:style-name="T15">])</text:span></text:p>
      <text:p text:style-name="P26"><text:span text:style-name="T24">**5. Modify the CMakeLists.txt** file</text:span> to generate an executable from the C++ file you created.</text:p>
      <text:p text:style-name="P17">- Notes -</text:p>
      <text:p text:style-name="P25"><text:span text:style-name="T6">This is something that is </text:span><text:span text:style-name="Strong_20_Emphasis"><text:span text:style-name="T7">required when working in ROS2 with C++</text:span></text:span><text:span text:style-name="T6">. When you finish this exercise, you will learn more about this subject. For now, follow the instructions below.</text:span></text:p>
      <text:p text:style-name="P17">- End of Notes -</text:p>
      <text:p text:style-name="P25"><text:span text:style-name="T6">Add the following lines to your </text:span><text:span text:style-name="Strong_20_Emphasis"><text:span text:style-name="T7">CMakeLists.txt</text:span></text:span><text:span text:style-name="T6"> file, above the final </text:span><text:span text:style-name="Strong_20_Emphasis"><text:span text:style-name="T7">ament_package()</text:span></text:span><text:span text:style-name="T6"> line.</text:span></text:p>
      <text:p text:style-name="P24">In [ ]:</text:p>
      <text:p text:style-name="P6">add_executable(simple_node src<text:span text:style-name="T13">/</text:span>simple<text:span text:style-name="T13">.</text:span>cpp)</text:p>
      <text:p text:style-name="P11">ament_target_dependencies(simple_node rclcpp)</text:p>
      <text:p text:style-name="P13"/>
      <text:p text:style-name="P11">install(TARGETS</text:p>
      <text:p text:style-name="P12"><text:s text:c="3"/><text:span text:style-name="T15">simple_node</text:span></text:p>
      <text:p text:style-name="P12"><text:s text:c="3"/><text:span text:style-name="T15">DESTINATION lib</text:span><text:span text:style-name="T14">/</text:span><text:span text:style-name="T28">$</text:span><text:span text:style-name="T15">{PROJECT_NAME}</text:span></text:p>
      <text:p text:style-name="P12"><text:s/><text:span text:style-name="T15">)</text:span></text:p>
      <text:p text:style-name="P13"/>
      <text:p text:style-name="P11">install(DIRECTORY</text:p>
      <text:p text:style-name="P12"><text:s text:c="2"/><text:span text:style-name="T15">launch</text:span></text:p>
      <text:p text:style-name="P12"><text:s text:c="2"/><text:span text:style-name="T15">DESTINATION share</text:span><text:span text:style-name="T14">/</text:span><text:span text:style-name="T28">$</text:span><text:span text:style-name="T15">{PROJECT_NAME}</text:span><text:span text:style-name="T14">/</text:span></text:p>
      <text:p text:style-name="P11">)</text:p>
      <text:p text:style-name="P25"><text:span text:style-name="T6">Your final </text:span><text:span text:style-name="Strong_20_Emphasis"><text:span text:style-name="T7">CMakeLists.txt</text:span></text:span><text:span text:style-name="T6"> file should look like this:</text:span></text:p>
      <text:p text:style-name="P24">In [ ]:</text:p>
      <text:p text:style-name="P6">cmake_minimum_required(VERSION <text:span text:style-name="T13">3.8</text:span>)</text:p>
      <text:p text:style-name="P11">project(my_package)</text:p>
      <text:p text:style-name="P13"/>
      <text:p text:style-name="P11"><text:span text:style-name="T17">if</text:span>(CMAKE_COMPILER_IS_GNUCXX OR CMAKE_CXX_COMPILER_ID MATCHES <text:span text:style-name="T20">"Clang"</text:span>)</text:p>
      <text:p text:style-name="P12"><text:s text:c="2"/><text:span text:style-name="T15">add_compile_options(</text:span><text:span text:style-name="T14">-</text:span><text:span text:style-name="T15">Wall </text:span><text:span text:style-name="T14">-</text:span><text:span text:style-name="T15">Wextra </text:span><text:span text:style-name="T14">-</text:span><text:span text:style-name="T15">Wpedantic)</text:span></text:p>
      <text:p text:style-name="P11">endif()</text:p>
      <text:p text:style-name="P13"/>
      <text:p text:style-name="P14"># find dependencies</text:p>
      <text:p text:style-name="P11">find_package(ament_cmake REQUIRED)</text:p>
      <text:p text:style-name="P11">find_package(rclcpp REQUIRED)</text:p>
      <text:p text:style-name="P13"/>
      <text:p text:style-name="P11"><text:span text:style-name="T17">if</text:span>(BUILD_TESTING)</text:p>
      <text:p text:style-name="P12"><text:s text:c="2"/><text:span text:style-name="T15">find_package(ament_lint_auto REQUIRED)</text:span></text:p>
      <text:p text:style-name="P12"><text:s text:c="2"/><text:span text:style-name="T29"># the following line skips the linter which checks for copyrights</text:span></text:p>
      <text:p text:style-name="P12"><text:soft-page-break/><text:s text:c="2"/><text:span text:style-name="T29"># uncomment the line when a copyright and license is not present in all source files</text:span></text:p>
      <text:p text:style-name="P12"><text:s text:c="2"/><text:span text:style-name="T29">#set(ament_cmake_copyright_FOUND TRUE)</text:span></text:p>
      <text:p text:style-name="P12"><text:s text:c="2"/><text:span text:style-name="T29"># the following line skips cpplint (only works in a git repo)</text:span></text:p>
      <text:p text:style-name="P12"><text:s text:c="2"/><text:span text:style-name="T29"># uncomment the line when this package is not in a git repo</text:span></text:p>
      <text:p text:style-name="P12"><text:s text:c="2"/><text:span text:style-name="T29">#set(ament_cmake_cpplint_FOUND TRUE)</text:span></text:p>
      <text:p text:style-name="P12"><text:s text:c="2"/><text:span text:style-name="T15">ament_lint_auto_find_test_dependencies()</text:span></text:p>
      <text:p text:style-name="P11">endif()</text:p>
      <text:p text:style-name="P13"/>
      <text:p text:style-name="P11">add_executable(simple_node src<text:span text:style-name="T13">/</text:span>simple<text:span text:style-name="T13">.</text:span>cpp)</text:p>
      <text:p text:style-name="P11">ament_target_dependencies(simple_node rclcpp)</text:p>
      <text:p text:style-name="P13"/>
      <text:p text:style-name="P11">install(TARGETS</text:p>
      <text:p text:style-name="P12"><text:s text:c="3"/><text:span text:style-name="T15">simple_node</text:span></text:p>
      <text:p text:style-name="P12"><text:s text:c="3"/><text:span text:style-name="T15">DESTINATION lib</text:span><text:span text:style-name="T14">/</text:span><text:span text:style-name="T28">$</text:span><text:span text:style-name="T15">{PROJECT_NAME}</text:span></text:p>
      <text:p text:style-name="P12"><text:s/><text:span text:style-name="T15">)</text:span></text:p>
      <text:p text:style-name="P13"/>
      <text:p text:style-name="P11">install(DIRECTORY</text:p>
      <text:p text:style-name="P12"><text:s text:c="2"/><text:span text:style-name="T15">launch</text:span></text:p>
      <text:p text:style-name="P12"><text:s text:c="2"/><text:span text:style-name="T15">DESTINATION share</text:span><text:span text:style-name="T14">/</text:span><text:span text:style-name="T28">$</text:span><text:span text:style-name="T15">{PROJECT_NAME}</text:span><text:span text:style-name="T14">/</text:span></text:p>
      <text:p text:style-name="P11">)</text:p>
      <text:p text:style-name="P13"/>
      <text:p text:style-name="P11">ament_package()</text:p>
      <text:p text:style-name="P26"><text:span text:style-name="T25">6. Compile your package</text:span><text:span text:style-name="T24"> file</text:span> as was previously explained.</text:p>
      <text:p text:style-name="P28">   <text:span text:style-name="T4">Execute in Shell #1</text:span></text:p>
      <text:p text:style-name="P24">In [ ]:</text:p>
      <text:p text:style-name="P6">cd <text:span text:style-name="T13">~/</text:span>ros2_ws</text:p>
      <text:p text:style-name="P24">In [ ]:</text:p>
      <text:p text:style-name="P6">colcon build <text:span text:style-name="T13">--</text:span>packages<text:span text:style-name="T13">-</text:span>select my_package</text:p>
      <text:p text:style-name="P24">In [ ]:</text:p>
      <text:p text:style-name="P6">source <text:span text:style-name="T13">~/</text:span>ros2_ws<text:span text:style-name="T13">/</text:span>install<text:span text:style-name="T13">/</text:span>setup<text:span text:style-name="T13">.</text:span>bash</text:p>
      <text:p text:style-name="P26">If everything goes as planned, you should get something like the following as output:</text:p>
      <text:p text:style-name="P9">Starting &gt;&gt;&gt; my_package</text:p>
      <text:p text:style-name="P9">Finished &lt;&lt;&lt; my_package [0.39s]</text:p>
      <text:p text:style-name="P10"/>
      <text:p text:style-name="P8">Summary: 1 package finished [0.93s]</text:p>
      <text:p text:style-name="P25"><text:span text:style-name="T26">7. Finally,</text:span><text:span text:style-name="T27"> </text:span><text:span text:style-name="T6">the time has come. Now you must execute it. Use the following command that you already know. Execute the </text:span><text:span text:style-name="Source_20_Text"><text:span text:style-name="T11">ros2 launch</text:span></text:span><text:span text:style-name="T6"> command in the web shell to launch your program.</text:span></text:p>
      <text:p text:style-name="P28">   <text:span text:style-name="T4">Execute in Shell #1</text:span></text:p>
      <text:p text:style-name="P24">In [ ]:</text:p>
      <text:p text:style-name="P6">ros2 launch my_package my_package_launch_file<text:span text:style-name="T13">.</text:span>launch<text:span text:style-name="T13">.</text:span>py</text:p>
      <text:p text:style-name="P28">  <text:span text:style-name="T4">Shell #1 Output</text:span></text:p>
      <text:p text:style-name="P9">INFO] [launch]: All log files can be found below /home/user/.ros/log/2022-09-09-10-12-54-932062-4_xterm-6849</text:p>
      <text:p text:style-name="P9">[INFO] [launch]: Default logging verbosity is set to INFO</text:p>
      <text:p text:style-name="P9">[INFO] [simple_node-1]: process started with pid [6851]</text:p>
      <text:p text:style-name="P9">[simple_node-1] [INFO] [1662718375.938048494] [ObiWan]: Help me Obi-Wan Kenobi, you're my only hope</text:p>
      <text:p text:style-name="P8">[INFO] [simple_node-1]: process has finished cleanly [pid6851]</text:p>
      <text:p text:style-name="P16"><text:soft-page-break/>- End of Exercise 2.1 -</text:p>
      <text:h text:style-name="P2" text:outline-level="1"><text:span text:style-name="T1">2.7</text:span>   Modifying the CMakeLists.txt file</text:h>
      <text:p text:style-name="P25"><text:span text:style-name="T6">When coding with C++, you must create binaries (executables) of your programs to execute them. For that, you will need to modify the </text:span><text:span text:style-name="Strong_20_Emphasis"><text:span text:style-name="T7">CMakeLists.txt</text:span></text:span><text:span text:style-name="T6"> file of your package to indicate that you want to create an executable of your C++ file.</text:span></text:p>
      <text:p text:style-name="P25"><text:span text:style-name="T6">To do this, you must add some lines to your </text:span><text:span text:style-name="Strong_20_Emphasis"><text:span text:style-name="T7">CMakeLists.txt</text:span></text:span><text:span text:style-name="T6"> file.</text:span></text:p>
      <text:p text:style-name="P26">In the previous exercise, you had the following lines:</text:p>
      <text:p text:style-name="P24">In [ ]:</text:p>
      <text:p text:style-name="P6">add_executable(simple_node src<text:span text:style-name="T13">/</text:span>simple<text:span text:style-name="T13">.</text:span>cpp)</text:p>
      <text:p text:style-name="P11">ament_target_dependencies(simple_node rclcpp)</text:p>
      <text:p text:style-name="P13"/>
      <text:p text:style-name="P11">install(TARGETS</text:p>
      <text:p text:style-name="P12"><text:s text:c="3"/><text:span text:style-name="T15">simple_node</text:span></text:p>
      <text:p text:style-name="P12"><text:s text:c="3"/><text:span text:style-name="T15">DESTINATION lib</text:span><text:span text:style-name="T14">/</text:span><text:span text:style-name="T28">$</text:span><text:span text:style-name="T15">{PROJECT_NAME}</text:span></text:p>
      <text:p text:style-name="P12"><text:s/><text:span text:style-name="T15">)</text:span></text:p>
      <text:p text:style-name="P13"/>
      <text:p text:style-name="P14"># Install launch files.</text:p>
      <text:p text:style-name="P11">install(DIRECTORY</text:p>
      <text:p text:style-name="P12"><text:s text:c="2"/><text:span text:style-name="T15">launch</text:span></text:p>
      <text:p text:style-name="P12"><text:s text:c="2"/><text:span text:style-name="T15">DESTINATION share</text:span><text:span text:style-name="T14">/</text:span><text:span text:style-name="T28">$</text:span><text:span text:style-name="T15">{PROJECT_NAME}</text:span><text:span text:style-name="T14">/</text:span></text:p>
      <text:p text:style-name="P11">)</text:p>
      <text:p text:style-name="P26">However, what do these lines of code do? They do the following:</text:p>
      <text:p text:style-name="P24">In [ ]:</text:p>
      <text:p text:style-name="P6">add_executable(simple_node src<text:span text:style-name="T13">/</text:span>simple<text:span text:style-name="T13">.</text:span>cpp)</text:p>
      <text:p text:style-name="P25"><text:span text:style-name="T6">This line </text:span><text:span text:style-name="Strong_20_Emphasis"><text:span text:style-name="T7">generates an executable from the simple.cpp file</text:span></text:span><text:span text:style-name="T6">, which is in the src folder of your package. This executable will be called </text:span><text:span text:style-name="Strong_20_Emphasis"><text:span text:style-name="T7">simple_node</text:span></text:span><text:span text:style-name="T6">.</text:span></text:p>
      <text:p text:style-name="P24">In [ ]:</text:p>
      <text:p text:style-name="P6">ament_target_dependencies(simple_node rclcpp)</text:p>
      <text:p text:style-name="P26">This line adds all the ament target dependencies of the executable.</text:p>
      <text:p text:style-name="P24">In [ ]:</text:p>
      <text:p text:style-name="P6">install(TARGETS</text:p>
      <text:p text:style-name="P12"><text:s text:c="3"/><text:span text:style-name="T15">simple_node</text:span></text:p>
      <text:p text:style-name="P12"><text:s text:c="3"/><text:span text:style-name="T15">DESTINATION lib</text:span><text:span text:style-name="T14">/</text:span><text:span text:style-name="T28">$</text:span><text:span text:style-name="T15">{PROJECT_NAME}</text:span></text:p>
      <text:p text:style-name="P12"><text:s/><text:span text:style-name="T15">)</text:span></text:p>
      <text:p text:style-name="P25"><text:span text:style-name="T6">This snippet will currently install our executable node (</text:span><text:span text:style-name="Strong_20_Emphasis"><text:span text:style-name="T7">simple_node</text:span></text:span><text:span text:style-name="T6">) into our install space inside the ROS2 workspace. So, this executable </text:span><text:span text:style-name="Strong_20_Emphasis"><text:span text:style-name="T7">will be placed into the package directory of your install space</text:span></text:span><text:span text:style-name="T6">, which is located, by default, at </text:span><text:span text:style-name="Source_20_Text"><text:span text:style-name="T11">~/ros2_ws/install/my_package/lib/my_package/</text:span></text:span><text:span text:style-name="T6">.</text:span></text:p>
      <text:p text:style-name="P24">In [ ]:</text:p>
      <text:p text:style-name="P6">install(DIRECTORY</text:p>
      <text:p text:style-name="P12"><text:s text:c="2"/><text:span text:style-name="T15">launch</text:span></text:p>
      <text:p text:style-name="P12"><text:s text:c="2"/><text:span text:style-name="T15">DESTINATION share</text:span><text:span text:style-name="T14">/</text:span><text:span text:style-name="T28">$</text:span><text:span text:style-name="T15">{PROJECT_NAME}</text:span><text:span text:style-name="T14">/</text:span></text:p>
      <text:p text:style-name="P11">)</text:p>
      <text:p text:style-name="P25"><text:span text:style-name="T6">The objective of this code is to install the launch files. For example, with the package named </text:span><text:span text:style-name="Source_20_Text"><text:span text:style-name="T11">my_package</text:span></text:span><text:span text:style-name="T6">, this will install all the launch files from the </text:span><text:span text:style-name="Source_20_Text"><text:span text:style-name="T11">launch/</text:span></text:span><text:span text:style-name="T6"> folder, into </text:span><text:span text:style-name="Source_20_Text"><text:span text:style-name="T11">~/ros2_ws/install/my_package/share/my_package/launch</text:span></text:span><text:span text:style-name="T6">.</text:span></text:p>
      <text:h text:style-name="P2" text:outline-level="1"><text:soft-page-break/><text:span text:style-name="T1">2.8</text:span>   ROS2 Nodes</text:h>
      <text:p text:style-name="P26">In ROS2, each node should be responsible for a single module (e.g., one node for controlling wheel motors, one for controlling a laser range finder, etc.). Each node can communicate with other nodes through topics, resources, behavior, and parameters.</text:p>
      <text:p text:style-name="P27"><draw:frame draw:style-name="fr2" draw:name="Image6" text:anchor-type="as-char" svg:width="6.25in" svg:height="0.3929in" draw:z-index="5"><draw:image xlink:href="https://s3.eu-west-1.amazonaws.com/notebooks.ws/basic_ros2_cpp_galactic/img/nodes-graph.png" xlink:type="simple" xlink:show="embed" xlink:actuate="onLoad" loext:mime-type="image/png"/></draw:frame></text:p>
      <text:p text:style-name="P26">For the moment, do not worry about understanding what a node is. Instead, look at the nodes and how they connect. Think that a full robotic system is comprised of many nodes working together. In ROS2, a single executable (a C++ or Python program, etc.) can contain one or more nodes.</text:p>
      <text:p text:style-name="P25"><text:span text:style-name="Strong_20_Emphasis"><text:span text:style-name="T7">Okay. See what you can do with these nodes!</text:span></text:span></text:p>
      <text:p text:style-name="P26">In the previous code, you started a node. What is a node? ROS nodes are essentially ROS systems. To observe nodes running in the working space, use the ROS command:</text:p>
      <text:p text:style-name="P24">In [ ]:</text:p>
      <text:p text:style-name="P6">ros2 node <text:span text:style-name="T16">list</text:span></text:p>
      <text:p text:style-name="P26">Run the command:</text:p>
      <text:p text:style-name="P28">   <text:span text:style-name="T4">Execute in Shell #1</text:span></text:p>
      <text:p text:style-name="P24">In [ ]:</text:p>
      <text:p text:style-name="P6">ros2 node <text:span text:style-name="T16">list</text:span></text:p>
      <text:p text:style-name="P28">  <text:span text:style-name="T4">Shell #1 Output</text:span></text:p>
      <text:p text:style-name="P9">/diff_drive</text:p>
      <text:p text:style-name="P9">/gazebo</text:p>
      <text:p text:style-name="P9">/joint_states</text:p>
      <text:p text:style-name="P9">/lidar_1</text:p>
      <text:p text:style-name="P9">/moving_service</text:p>
      <text:p text:style-name="P9">/robot_state_publisher</text:p>
      <text:p text:style-name="P9">/service</text:p>
      <text:p text:style-name="P8">/t3_action_server</text:p>
      <text:p text:style-name="P26">The nodes you see right now are all related to the Gazebo simulation. Follow the next example to run and visualize your own node.</text:p>
      <text:p text:style-name="P16">- Exercise 2.2 -</text:p>
      <text:p text:style-name="P25"><text:span text:style-name="T6">First, update your C++ file </text:span><text:span text:style-name="Source_20_Text"><text:span text:style-name="T11">simple.cpp</text:span></text:span><text:span text:style-name="T6"> with the following code:</text:span></text:p>
      <text:p text:style-name="P24">In [ ]:</text:p>
      <text:p text:style-name="P7">#include "rclcpp/rclcpp.hpp"</text:p>
      <text:p text:style-name="P13"/>
      <text:p text:style-name="P11"><text:span text:style-name="T16">int</text:span> main(<text:span text:style-name="T16">int</text:span> argc, char <text:span text:style-name="T13">*</text:span> argv[])</text:p>
      <text:p text:style-name="P11">{</text:p>
      <text:p text:style-name="P12"><text:s text:c="2"/><text:span text:style-name="T15">rclcpp::init(argc, argv);</text:span></text:p>
      <text:p text:style-name="P12"><text:s text:c="2"/><text:span text:style-name="T15">auto node </text:span><text:span text:style-name="T14">=</text:span><text:span text:style-name="T15"> rclcpp::Node::make_shared(</text:span><text:span text:style-name="T21">"ObiWan"</text:span><text:span text:style-name="T15">);</text:span></text:p>
      <text:p text:style-name="P12"><text:s text:c="2"/><text:span text:style-name="T14">//</text:span><text:span text:style-name="T15"> We create a Rate </text:span><text:span text:style-name="T18">object</text:span><text:span text:style-name="T15"> of </text:span><text:span text:style-name="T14">2</text:span><text:span text:style-name="T15">Hz</text:span></text:p>
      <text:p text:style-name="P12"><text:s text:c="2"/><text:span text:style-name="T15">rclcpp::WallRate loop_rate(</text:span><text:span text:style-name="T14">2</text:span><text:span text:style-name="T15">);</text:span></text:p>
      <text:p text:style-name="P13"/>
      <text:p text:style-name="P12"><text:s text:c="2"/><text:span text:style-name="T14">//</text:span><text:span text:style-name="T15"> Endless loop until Ctrl </text:span><text:span text:style-name="T14">+</text:span><text:span text:style-name="T15"> C</text:span></text:p>
      <text:p text:style-name="P12"><text:s text:c="2"/><text:span text:style-name="T19">while</text:span><text:span text:style-name="T15"> (rclcpp::ok()) {</text:span></text:p>
      <text:p text:style-name="P13"/>
      <text:p text:style-name="P12"><text:soft-page-break/><text:s text:c="4"/><text:span text:style-name="T15">RCLCPP_INFO(node</text:span><text:span text:style-name="T14">-&gt;</text:span><text:span text:style-name="T15">get_logger(), </text:span><text:span text:style-name="T21">"Help me Obi-Wan Kenobi, you're my only hope"</text:span><text:span text:style-name="T15">);</text:span></text:p>
      <text:p text:style-name="P12"><text:s text:c="4"/><text:span text:style-name="T15">rclcpp::spin_some(node);</text:span></text:p>
      <text:p text:style-name="P12"><text:s text:c="4"/><text:span text:style-name="T14">//</text:span><text:span text:style-name="T15"> We sleep the needed time to maintain the Rate fixed above</text:span></text:p>
      <text:p text:style-name="P12"><text:s text:c="4"/><text:span text:style-name="T15">loop_rate</text:span><text:span text:style-name="T14">.</text:span><text:span text:style-name="T15">sleep();</text:span></text:p>
      <text:p text:style-name="P12"><text:s text:c="8"/></text:p>
      <text:p text:style-name="P12"><text:s text:c="2"/><text:span text:style-name="T15">}</text:span></text:p>
      <text:p text:style-name="P12"><text:s text:c="2"/><text:span text:style-name="T15">rclcpp::shutdown();</text:span></text:p>
      <text:p text:style-name="P12"><text:s text:c="2"/><text:span text:style-name="T19">return</text:span><text:span text:style-name="T15"> </text:span><text:span text:style-name="T14">0</text:span><text:span text:style-name="T15">;</text:span></text:p>
      <text:p text:style-name="P11">}</text:p>
      <text:p text:style-name="P11"><text:span text:style-name="T13">//</text:span> This program creates an endless loop that repeats itself <text:span text:style-name="T13">2</text:span> times per second (<text:span text:style-name="T13">2</text:span>Hz) until somebody presses Ctrl <text:span text:style-name="T13">+</text:span> C</text:p>
      <text:p text:style-name="P11"><text:span text:style-name="T13">//</text:span> <text:span text:style-name="T30">in</text:span> the Shell</text:p>
      <text:p text:style-name="P17">- Notes -</text:p>
      <text:p text:style-name="P25"><text:span text:style-name="T6">This is something that is </text:span><text:span text:style-name="Strong_20_Emphasis"><text:span text:style-name="T7">required when working in ROS2 with C++</text:span></text:span><text:span text:style-name="T6">. When you finish this exercise, you will learn more about this subject. For now, follow the instructions below.</text:span></text:p>
      <text:p text:style-name="P17">- End of Notes -</text:p>
      <text:p text:style-name="P26">In simple words, you are creating a loop that keeps the node alive until somebody shuts it down:</text:p>
      <text:p text:style-name="P24">In [ ]:</text:p>
      <text:p text:style-name="P6"><text:span text:style-name="T17">while</text:span> (rclcpp::ok())</text:p>
      <text:p text:style-name="P25"><text:span text:style-name="T6">On another issue, type the following command in a new shell and look for the node you have initiated (</text:span><text:span text:style-name="Source_20_Text"><text:span text:style-name="T11">Obi-Wan</text:span></text:span><text:span text:style-name="T6">).</text:span></text:p>
      <text:p text:style-name="P28">   <text:span text:style-name="T4">Execute in Shell #1</text:span></text:p>
      <text:p text:style-name="P24">In [ ]:</text:p>
      <text:p text:style-name="P6">ros2 node <text:span text:style-name="T16">list</text:span></text:p>
      <text:p text:style-name="P26">If the node does not show up in the terminal, do not panic. It should not. Do not forget that first, you must launch the program.</text:p>
      <text:p text:style-name="P28">   <text:span text:style-name="T4">Execute in Shell #1</text:span></text:p>
      <text:p text:style-name="P24">In [ ]:</text:p>
      <text:p text:style-name="P6">cd <text:span text:style-name="T13">~/</text:span>ros2_ws</text:p>
      <text:p text:style-name="P24">In [ ]:</text:p>
      <text:p text:style-name="P6">colcon build</text:p>
      <text:p text:style-name="P24">In [ ]:</text:p>
      <text:p text:style-name="P6">source install<text:span text:style-name="T13">/</text:span>setup<text:span text:style-name="T13">.</text:span>bash</text:p>
      <text:p text:style-name="P24">In [ ]:</text:p>
      <text:p text:style-name="P6">ros2 launch my_package my_package_launch_file<text:span text:style-name="T13">.</text:span>launch<text:span text:style-name="T13">.</text:span>py</text:p>
      <text:p text:style-name="P26">You will notice that now, instead of shutting down the program, the program keeps running, printing the message:</text:p>
      <text:p text:style-name="P9">...</text:p>
      <text:p text:style-name="P9">[simple_node-1] [INFO] [1662719929.859386723] [ObiWan]: Help me Obi-Wan Kenobi, you're my only hope</text:p>
      <text:p text:style-name="P9">[simple_node-1] [INFO] [1662719930.359409259] [ObiWan]: Help me Obi-Wan Kenobi, you're my only hope</text:p>
      <text:p text:style-name="P9">[simple_node-1] [INFO] [1662719930.859461337] [ObiWan]: Help me Obi-Wan Kenobi, you're my only hope</text:p>
      <text:p text:style-name="P8">...</text:p>
      <text:p text:style-name="P26"><text:soft-page-break/>Try again in another terminal.</text:p>
      <text:p text:style-name="P28">   <text:span text:style-name="T4">Execute in Shell #2</text:span></text:p>
      <text:p text:style-name="P24">In [ ]:</text:p>
      <text:p text:style-name="P6">ros2 node <text:span text:style-name="T16">list</text:span></text:p>
      <text:p text:style-name="P28">  <text:span text:style-name="T4">Shell #2 Output</text:span></text:p>
      <text:p text:style-name="P9">/ObiWan</text:p>
      <text:p text:style-name="P9">/diff_drive</text:p>
      <text:p text:style-name="P9">/gazebo</text:p>
      <text:p text:style-name="P9">/joint_states</text:p>
      <text:p text:style-name="P9">/lidar_1</text:p>
      <text:p text:style-name="P9">/moving_service</text:p>
      <text:p text:style-name="P9">/robot_state_publisher</text:p>
      <text:p text:style-name="P9">/service</text:p>
      <text:p text:style-name="P8">/t3_action_server</text:p>
      <text:p text:style-name="P25"><text:span text:style-name="T6">Now the </text:span><text:span text:style-name="Strong_20_Emphasis"><text:span text:style-name="Source_20_Text"><text:span text:style-name="T12">/ObiWan</text:span></text:span></text:span><text:span text:style-name="T6"> node appears in the list!</text:span></text:p>
      <text:p text:style-name="P26">To see information about your node, you can use the following command:</text:p>
      <text:p text:style-name="P24">In [ ]:</text:p>
      <text:p text:style-name="P6">ros2 node info <text:span text:style-name="T13">&lt;</text:span>node_name<text:span text:style-name="T13">&gt;</text:span></text:p>
      <text:p text:style-name="P26">This command shows you information about all the connections that your node has.</text:p>
      <text:p text:style-name="P28">   <text:span text:style-name="T4">Execute in Shell #2</text:span></text:p>
      <text:p text:style-name="P24">In [ ]:</text:p>
      <text:p text:style-name="P6">ros2 node info <text:span text:style-name="T13">/</text:span>ObiWan</text:p>
      <text:p text:style-name="P28">  <text:span text:style-name="T4">Shell #2 Output</text:span></text:p>
      <text:p text:style-name="P24">In [ ]:</text:p>
      <text:p text:style-name="P6"><text:span text:style-name="T13">/</text:span>ObiWan</text:p>
      <text:p text:style-name="P12"><text:s text:c="2"/><text:span text:style-name="T15">Subscribers:</text:span></text:p>
      <text:p text:style-name="P12"><text:s text:c="4"/><text:span text:style-name="T14">/</text:span><text:span text:style-name="T15">parameter_events: rcl_interfaces</text:span><text:span text:style-name="T14">/</text:span><text:span text:style-name="T15">msg</text:span><text:span text:style-name="T14">/</text:span><text:span text:style-name="T15">ParameterEvent</text:span></text:p>
      <text:p text:style-name="P12"><text:s text:c="2"/><text:span text:style-name="T15">Publishers:</text:span></text:p>
      <text:p text:style-name="P12"><text:s text:c="4"/><text:span text:style-name="T14">/</text:span><text:span text:style-name="T15">parameter_events: rcl_interfaces</text:span><text:span text:style-name="T14">/</text:span><text:span text:style-name="T15">msg</text:span><text:span text:style-name="T14">/</text:span><text:span text:style-name="T15">ParameterEvent</text:span></text:p>
      <text:p text:style-name="P12"><text:s text:c="4"/><text:span text:style-name="T14">/</text:span><text:span text:style-name="T15">rosout: rcl_interfaces</text:span><text:span text:style-name="T14">/</text:span><text:span text:style-name="T15">msg</text:span><text:span text:style-name="T14">/</text:span><text:span text:style-name="T15">Log</text:span></text:p>
      <text:p text:style-name="P12"><text:s text:c="2"/><text:span text:style-name="T15">Service Servers:</text:span></text:p>
      <text:p text:style-name="P12"><text:s text:c="4"/><text:span text:style-name="T14">/</text:span><text:span text:style-name="T15">ObiWan</text:span><text:span text:style-name="T14">/</text:span><text:span text:style-name="T15">describe_parameters: rcl_interfaces</text:span><text:span text:style-name="T14">/</text:span><text:span text:style-name="T15">srv</text:span><text:span text:style-name="T14">/</text:span><text:span text:style-name="T15">DescribeParameters</text:span></text:p>
      <text:p text:style-name="P12"><text:s text:c="4"/><text:span text:style-name="T14">/</text:span><text:span text:style-name="T15">ObiWan</text:span><text:span text:style-name="T14">/</text:span><text:span text:style-name="T15">get_parameter_types: rcl_interfaces</text:span><text:span text:style-name="T14">/</text:span><text:span text:style-name="T15">srv</text:span><text:span text:style-name="T14">/</text:span><text:span text:style-name="T15">GetParameterTypes</text:span></text:p>
      <text:p text:style-name="P12"><text:s text:c="4"/><text:span text:style-name="T14">/</text:span><text:span text:style-name="T15">ObiWan</text:span><text:span text:style-name="T14">/</text:span><text:span text:style-name="T15">get_parameters: rcl_interfaces</text:span><text:span text:style-name="T14">/</text:span><text:span text:style-name="T15">srv</text:span><text:span text:style-name="T14">/</text:span><text:span text:style-name="T15">GetParameters</text:span></text:p>
      <text:p text:style-name="P12"><text:s text:c="4"/><text:span text:style-name="T14">/</text:span><text:span text:style-name="T15">ObiWan</text:span><text:span text:style-name="T14">/</text:span><text:span text:style-name="T15">list_parameters: rcl_interfaces</text:span><text:span text:style-name="T14">/</text:span><text:span text:style-name="T15">srv</text:span><text:span text:style-name="T14">/</text:span><text:span text:style-name="T15">ListParameters</text:span></text:p>
      <text:p text:style-name="P12"><text:s text:c="4"/><text:span text:style-name="T14">/</text:span><text:span text:style-name="T15">ObiWan</text:span><text:span text:style-name="T14">/</text:span><text:span text:style-name="T15">set_parameters: rcl_interfaces</text:span><text:span text:style-name="T14">/</text:span><text:span text:style-name="T15">srv</text:span><text:span text:style-name="T14">/</text:span><text:span text:style-name="T15">SetParameters</text:span></text:p>
      <text:p text:style-name="P12"><text:s text:c="4"/><text:span text:style-name="T14">/</text:span><text:span text:style-name="T15">ObiWan</text:span><text:span text:style-name="T14">/</text:span><text:span text:style-name="T15">set_parameters_atomically: rcl_interfaces</text:span><text:span text:style-name="T14">/</text:span><text:span text:style-name="T15">srv</text:span><text:span text:style-name="T14">/</text:span><text:span text:style-name="T15">SetParametersAtomically</text:span></text:p>
      <text:p text:style-name="P12"><text:s text:c="2"/><text:span text:style-name="T15">Service Clients:</text:span></text:p>
      <text:p text:style-name="P13"/>
      <text:p text:style-name="P12"><text:s text:c="2"/><text:span text:style-name="T15">Action Servers:</text:span></text:p>
      <text:p text:style-name="P13"/>
      <text:p text:style-name="P12"><text:s text:c="2"/><text:span text:style-name="T15">Action Clients:</text:span></text:p>
      <text:p text:style-name="P26">Do not be concerned about the command's performance for the time being. You will gain a better understanding as you progress through the next lesson.</text:p>
      <text:p text:style-name="P17">- Notes -</text:p>
      <text:p text:style-name="P25"><text:span text:style-name="T6">To terminate your node, you can press </text:span><text:span text:style-name="Strong_20_Emphasis"><text:span text:style-name="Source_20_Text"><text:span text:style-name="T12">Ctrl + C</text:span></text:span></text:span><text:span text:style-name="T6"> in the shell where it is running.</text:span></text:p>
      <text:p text:style-name="P21">- End of Notes -</text:p>
      <text:p text:style-name="P16">- End of Exercise 2.2 -</text:p>
      <text:h text:style-name="P2" text:outline-level="1"><text:soft-page-break/><text:span text:style-name="T1">2.9</text:span>   Client Libraries</text:h>
      <text:p text:style-name="P26">You used the rclcpp client library in the previous exercise. What is this? In a nutshell, ROS client libraries allow nodes written in various programming languages to communicate. A core ROS client library (RCL) implements the standard functionality needed by various ROS APIs. This makes it easier to write language-specific client libraries.</text:p>
      <text:p text:style-name="P26">The ROS2 team currently maintains the following client libraries:</text:p>
      <text:list xml:id="list786576613" text:style-name="L6">
        <text:list-item>
          <text:p text:style-name="P31">rclcpp = C++ client library</text:p>
        </text:list-item>
        <text:list-item>
          <text:p text:style-name="P31">rclpy = Python client library</text:p>
        </text:list-item>
      </text:list>
      <text:p text:style-name="P25"><text:span text:style-name="T6">Additionally, other client libraries have been developed by the ROS community. You can check out the following article for more details: </text:span><text:a xlink:type="simple" xlink:href="https://docs.ros.org/en/foxy/Concepts/About-ROS-2-Client-Libraries.html" text:style-name="Internet_20_link" text:visited-style-name="Visited_20_Internet_20_Link"><text:span text:style-name="T2">here</text:span></text:a><text:span text:style-name="T6">.</text:span></text:p>
      <text:h text:style-name="P2" text:outline-level="1"><text:span text:style-name="T1">2.10</text:span>   You Are Here! So, What is ROS2?</text:h>
      <text:p text:style-name="P26">ROS2 is the platform that helps you do everything you have seen so far in this unit. It provides the foundation for managing all of these processes and their interactions. You have scratched the surface of ROS2's fundamental principles in this tutorial.</text:p>
      <text:p text:style-name="P26">ROS2 is a powerful tool, sometimes difficult, but powerful. So, if you take your lessons and continue on your ninja way to learn ROS2, you will do wonderful things with fantastic robots at some point.</text:p>
      <text:p text:style-name="P23"><draw:frame draw:style-name="fr1" draw:name="Image7" text:anchor-type="paragraph" svg:width="1.0417in" svg:height="0.3929in" draw:z-index="6"><draw:image xlink:href="https://s3.eu-west-1.amazonaws.com/notebooks.ws/basic_ros2_cpp_galactic/img/english-proofread.png" xlink:type="simple" xlink:show="embed" xlink:actuate="onLoad" loext:mime-type="image/png"/></draw:frame></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xygen" svg:font-family="Oxygen,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7T09:50:46.514595305</meta:creation-date>
    <dc:date>2024-02-07T09:52:27.766803332</dc:date>
    <meta:editing-duration>PT1M44S</meta:editing-duration>
    <meta:editing-cycles>1</meta:editing-cycles>
    <meta:document-statistic meta:table-count="0" meta:image-count="7" meta:object-count="0" meta:page-count="16" meta:paragraph-count="550" meta:word-count="3895" meta:character-count="24990" meta:non-whitespace-character-count="21013"/>
    <meta:generator>LibreOffice/6.4.7.2$Linux_X86_64 LibreOffice_project/40$Build-2</meta:generator>
  </office:meta>
</office:document-meta>
</file>